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table:number-columns-repeated="2"/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  <table:table-cell/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  <table:table-cell/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4690">
            <text:p>4690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24 &lt;-&gt; 38]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44 &lt;-&gt; 41]</text:p>
          </table:table-cell>
          <table:table-cell office:value-type="float" office:value="45">
            <text:p>45</text:p>
          </table:table-cell>
          <table:table-cell office:value-type="float" office:value="864">
            <text:p>86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table:number-columns-repeated="7"/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97">
            <text:p>19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93">
            <text:p>19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771">
            <text:p>177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44 &lt;-&gt; 41]</text:p>
          </table:table-cell>
          <table:table-cell office:value-type="float" office:value="45">
            <text:p>45</text:p>
          </table:table-cell>
          <table:table-cell office:value-type="float" office:value="158">
            <text:p>15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14 &lt;-&gt; 29]</text:p>
          </table:table-cell>
          <table:table-cell office:value-type="float" office:value="15">
            <text:p>15</text:p>
          </table:table-cell>
          <table:table-cell office:value-type="float" office:value="6042">
            <text:p>604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18">
            <text:p>718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number-columns-repeated="7"/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22 &lt;-&gt; 3]</text:p>
          </table:table-cell>
          <table:table-cell office:value-type="float" office:value="29">
            <text:p>29</text:p>
          </table:table-cell>
          <table:table-cell office:value-type="float" office:value="2734">
            <text:p>273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22 &lt;-&gt; 3]</text:p>
          </table:table-cell>
          <table:table-cell office:value-type="float" office:value="29">
            <text:p>29</text:p>
          </table:table-cell>
          <table:table-cell office:value-type="float" office:value="6282">
            <text:p>628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1094">
            <text:p>109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table:number-columns-repeated="7"/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191">
            <text:p>191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415">
            <text:p>41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44 &lt;-&gt; 41]</text:p>
          </table:table-cell>
          <table:table-cell office:value-type="float" office:value="45">
            <text:p>45</text:p>
          </table:table-cell>
          <table:table-cell office:value-type="float" office:value="547">
            <text:p>5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table:number-columns-repeated="7"/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852">
            <text:p>385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725">
            <text:p>72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619">
            <text:p>161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3616">
            <text:p>361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190">
            <text:p>21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9 &lt;-&gt; 36]</text:p>
          </table:table-cell>
          <table:table-cell office:value-type="float" office:value="27">
            <text:p>27</text:p>
          </table:table-cell>
          <table:table-cell office:value-type="float" office:value="4464">
            <text:p>446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table:number-columns-repeated="7"/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996">
            <text:p>99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2408">
            <text:p>240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556">
            <text:p>556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number-columns-repeated="7"/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3026">
            <text:p>3026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3196">
            <text:p>319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22 &lt;-&gt; 3]</text:p>
          </table:table-cell>
          <table:table-cell office:value-type="float" office:value="29">
            <text:p>29</text:p>
          </table:table-cell>
          <table:table-cell office:value-type="float" office:value="187">
            <text:p>18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2008">
            <text:p>200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23 &lt;-&gt; 27]</text:p>
          </table:table-cell>
          <table:table-cell office:value-type="float" office:value="4">
            <text:p>4</text:p>
          </table:table-cell>
          <table:table-cell office:value-type="float" office:value="1044">
            <text:p>10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table:number-columns-repeated="7"/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42">
            <text:p>24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328">
            <text:p>13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36 &lt;-&gt; 7]</text:p>
          </table:table-cell>
          <table:table-cell office:value-type="float" office:value="19">
            <text:p>19</text:p>
          </table:table-cell>
          <table:table-cell office:value-type="float" office:value="361">
            <text:p>36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</table:table-row>
        <table:table-row table:style-name="ro2">
          <table:table-cell table:number-columns-repeated="7"/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381">
            <text:p>138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280">
            <text:p>280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table:number-columns-repeated="7"/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54">
            <text:p>1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591">
            <text:p>59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7840">
            <text:p>78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table:number-columns-repeated="7"/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14 &lt;-&gt; 34]</text:p>
          </table:table-cell>
          <table:table-cell office:value-type="float" office:value="20">
            <text:p>20</text:p>
          </table:table-cell>
          <table:table-cell office:value-type="float" office:value="7603">
            <text:p>76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table:number-columns-repeated="7"/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329">
            <text:p>329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21 &lt;-&gt; 2]</text:p>
          </table:table-cell>
          <table:table-cell office:value-type="float" office:value="29">
            <text:p>29</text:p>
          </table:table-cell>
          <table:table-cell office:value-type="float" office:value="5780">
            <text:p>578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table:number-columns-repeated="7"/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1105">
            <text:p>11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table:number-columns-repeated="7"/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934">
            <text:p>393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3833">
            <text:p>383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414">
            <text:p>41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</table:table-row>
        <table:table-row table:style-name="ro2">
          <table:table-cell table:number-columns-repeated="7"/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952">
            <text:p>952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899">
            <text:p>18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</table:table-row>
        <table:table-row table:style-name="ro2">
          <table:table-cell table:number-columns-repeated="7"/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422">
            <text:p>4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29 &lt;-&gt; 24]</text:p>
          </table:table-cell>
          <table:table-cell office:value-type="float" office:value="43">
            <text:p>43</text:p>
          </table:table-cell>
          <table:table-cell office:value-type="float" office:value="1746">
            <text:p>17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588235">
            <text:p>0.0588235</text:p>
          </table:table-cell>
        </table:table-row>
        <table:table-row table:style-name="ro2">
          <table:table-cell table:number-columns-repeated="7"/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251">
            <text:p>22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634">
            <text:p>63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572">
            <text:p>57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</table:table-row>
        <table:table-row table:style-name="ro2">
          <table:table-cell table:number-columns-repeated="7"/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23 &lt;-&gt; 27]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38">
            <text:p>23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866">
            <text:p>86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table:number-columns-repeated="7"/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9 &lt;-&gt; 36]</text:p>
          </table:table-cell>
          <table:table-cell office:value-type="float" office:value="27">
            <text:p>27</text:p>
          </table:table-cell>
          <table:table-cell office:value-type="float" office:value="793">
            <text:p>79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723">
            <text:p>7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38">
            <text:p>33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246">
            <text:p>2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517">
            <text:p>51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table:number-columns-repeated="7"/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896">
            <text:p>89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228">
            <text:p>22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374">
            <text:p>237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948">
            <text:p>94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1791">
            <text:p>179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55">
            <text:p>35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table:number-columns-repeated="7"/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324">
            <text:p>132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071">
            <text:p>107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923">
            <text:p>923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751">
            <text:p>37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table:number-columns-repeated="7"/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600">
            <text:p>600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543">
            <text:p>54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89">
            <text:p>789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number-columns-repeated="7"/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652">
            <text:p>65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24 &lt;-&gt; 42]</text:p>
          </table:table-cell>
          <table:table-cell office:value-type="float" office:value="18">
            <text:p>18</text:p>
          </table:table-cell>
          <table:table-cell office:value-type="float" office:value="136">
            <text:p>13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331">
            <text:p>33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table:number-columns-repeated="7"/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2623">
            <text:p>26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table:number-columns-repeated="7"/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700">
            <text:p>170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699">
            <text:p>6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table:number-columns-repeated="7"/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24 &lt;-&gt; 43]</text:p>
          </table:table-cell>
          <table:table-cell office:value-type="float" office:value="19">
            <text:p>19</text:p>
          </table:table-cell>
          <table:table-cell office:value-type="float" office:value="1567">
            <text:p>156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651">
            <text:p>6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2050">
            <text:p>20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</table:table-row>
        <table:table-row table:style-name="ro2">
          <table:table-cell table:number-columns-repeated="7"/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29 &lt;-&gt; 24]</text:p>
          </table:table-cell>
          <table:table-cell office:value-type="float" office:value="43">
            <text:p>43</text:p>
          </table:table-cell>
          <table:table-cell office:value-type="float" office:value="897">
            <text:p>89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588235">
            <text:p>0.0588235</text:p>
          </table:table-cell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878">
            <text:p>878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386">
            <text:p>13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541">
            <text:p>254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1327">
            <text:p>132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table:number-columns-repeated="7"/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2505">
            <text:p>25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2918">
            <text:p>291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950">
            <text:p>9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2503">
            <text:p>25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52">
            <text:p>15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table:number-columns-repeated="7"/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2201">
            <text:p>220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351">
            <text:p>13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table:number-columns-repeated="7"/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3205">
            <text:p>320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2661">
            <text:p>266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table:number-columns-repeated="7"/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5603">
            <text:p>56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18 &lt;-&gt; 39]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588235">
            <text:p>0.0588235</text:p>
          </table:table-cell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1116">
            <text:p>111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table:number-columns-repeated="7"/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3041">
            <text:p>304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1786">
            <text:p>17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237">
            <text:p>23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table:number-columns-repeated="7"/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3713">
            <text:p>371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277">
            <text:p>227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1255">
            <text:p>125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</table:table-row>
        <table:table-row table:style-name="ro2">
          <table:table-cell table:number-columns-repeated="7"/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6279">
            <text:p>6279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15 &lt;-&gt; 0]</text:p>
          </table:table-cell>
          <table:table-cell office:value-type="float" office:value="33">
            <text:p>33</text:p>
          </table:table-cell>
          <table:table-cell office:value-type="float" office:value="223">
            <text:p>2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table:number-columns-repeated="7"/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1431">
            <text:p>143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346">
            <text:p>3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07">
            <text:p>30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table:number-columns-repeated="7"/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03">
            <text:p>1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21 &lt;-&gt; 2]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21 &lt;-&gt; 2]</text:p>
          </table:table-cell>
          <table:table-cell office:value-type="float" office:value="29">
            <text:p>29</text:p>
          </table:table-cell>
          <table:table-cell office:value-type="float" office:value="382">
            <text:p>38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table:number-columns-repeated="7"/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744">
            <text:p>7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46">
            <text:p>2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859">
            <text:p>8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507">
            <text:p>150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table:number-columns-repeated="7"/>
          <table:table-cell office:value-type="float" office:value="47">
            <text:p>4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439">
            <text:p>43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47">
            <text:p>4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284">
            <text:p>28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47">
            <text:p>4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741">
            <text:p>174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48">
            <text:p>4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46">
            <text:p>1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654">
            <text:p>6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4383">
            <text:p>438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</table:table-row>
        <table:table-row table:style-name="ro2">
          <table:table-cell table:number-columns-repeated="7"/>
          <table:table-cell office:value-type="float" office:value="49">
            <text:p>4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904">
            <text:p>90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9">
            <text:p>4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432">
            <text:p>43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9">
            <text:p>4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651">
            <text:p>6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table:number-columns-repeated="7"/>
          <table:table-cell office:value-type="float" office:value="50">
            <text:p>5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725">
            <text:p>72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50">
            <text:p>5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592">
            <text:p>59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50">
            <text:p>5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43">
            <text:p>24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51">
            <text:p>5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  <table:table-cell office:value-type="float" office:value="51">
            <text:p>5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597">
            <text:p>59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447">
            <text:p>14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</table:table-row>
        <table:table-row table:style-name="ro2">
          <table:table-cell table:number-columns-repeated="7"/>
          <table:table-cell office:value-type="float" office:value="52">
            <text:p>5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2665">
            <text:p>266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2">
            <text:p>5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263">
            <text:p>263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2">
            <text:p>5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326">
            <text:p>3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</table:table-row>
        <table:table-row table:style-name="ro2">
          <table:table-cell table:number-columns-repeated="7"/>
          <table:table-cell office:value-type="float" office:value="53">
            <text:p>5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548">
            <text:p>54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53">
            <text:p>5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599">
            <text:p>5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53">
            <text:p>5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1555">
            <text:p>155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number-columns-repeated="7"/>
          <table:table-cell office:value-type="float" office:value="54">
            <text:p>5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54">
            <text:p>5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335">
            <text:p>13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54">
            <text:p>5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646">
            <text:p>6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</table:table-row>
        <table:table-row table:style-name="ro2">
          <table:table-cell table:number-columns-repeated="7"/>
          <table:table-cell office:value-type="float" office:value="55">
            <text:p>5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276">
            <text:p>2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55">
            <text:p>5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55">
            <text:p>5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1462">
            <text:p>146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table:number-columns-repeated="7"/>
          <table:table-cell office:value-type="float" office:value="56">
            <text:p>5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56">
            <text:p>5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1315">
            <text:p>13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56">
            <text:p>5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642">
            <text:p>642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number-columns-repeated="7"/>
          <table:table-cell office:value-type="float" office:value="57">
            <text:p>5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013">
            <text:p>101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25">
            <text:p>72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7">
            <text:p>5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1350">
            <text:p>13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table:number-columns-repeated="7"/>
          <table:table-cell office:value-type="float" office:value="58">
            <text:p>5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2523">
            <text:p>25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  <table:table-cell office:value-type="float" office:value="58">
            <text:p>5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466">
            <text:p>46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58">
            <text:p>5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270">
            <text:p>27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table:number-columns-repeated="7"/>
          <table:table-cell office:value-type="float" office:value="59">
            <text:p>5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Action:</text:p>
          </table:table-cell>
          <table:table-cell office:value-type="string">
            <text:p>[39 &lt;-&gt; 21]</text:p>
          </table:table-cell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625">
            <text:p>0.0625</text:p>
          </table:table-cell>
          <table:table-cell office:value-type="float" office:value="59">
            <text:p>5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344">
            <text:p>13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59">
            <text:p>5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1158">
            <text:p>115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table:number-columns-repeated="7"/>
          <table:table-cell office:value-type="float" office:value="60">
            <text:p>6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02">
            <text:p>20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95">
            <text:p>79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400">
            <text:p>40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table:number-columns-repeated="7"/>
          <table:table-cell office:value-type="float" office:value="61">
            <text:p>6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128">
            <text:p>1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61">
            <text:p>6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365">
            <text:p>36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table:number-columns-repeated="7"/>
          <table:table-cell office:value-type="float" office:value="62">
            <text:p>6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1355">
            <text:p>135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62">
            <text:p>6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329">
            <text:p>32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62">
            <text:p>6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</table:table-row>
        <table:table-row table:style-name="ro2">
          <table:table-cell table:number-columns-repeated="7"/>
          <table:table-cell office:value-type="float" office:value="63">
            <text:p>6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1392">
            <text:p>139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63">
            <text:p>6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265">
            <text:p>26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  <table:table-cell office:value-type="float" office:value="63">
            <text:p>6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870">
            <text:p>187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64">
            <text:p>6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176">
            <text:p>11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64">
            <text:p>6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Action:</text:p>
          </table:table-cell>
          <table:table-cell office:value-type="string">
            <text:p>[24 &lt;-&gt; 33]</text:p>
          </table:table-cell>
          <table:table-cell office:value-type="float" office:value="9">
            <text:p>9</text:p>
          </table:table-cell>
          <table:table-cell office:value-type="float" office:value="308">
            <text:p>30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4">
            <text:p>0.04</text:p>
          </table:table-cell>
          <table:table-cell office:value-type="float" office:value="64">
            <text:p>6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1286">
            <text:p>12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table:number-columns-repeated="7"/>
          <table:table-cell office:value-type="float" office:value="65">
            <text:p>6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530">
            <text:p>5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string">
            <text:p>Action:</text:p>
          </table:table-cell>
          <table:table-cell office:value-type="string">
            <text:p>[38 &lt;-&gt; 43]</text:p>
          </table:table-cell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416667">
            <text:p>0.0416667</text:p>
          </table:table-cell>
          <table:table-cell office:value-type="float" office:value="65">
            <text:p>6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793">
            <text:p>79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</table:table-row>
        <table:table-row table:style-name="ro2">
          <table:table-cell table:number-columns-repeated="7"/>
          <table:table-cell office:value-type="float" office:value="66">
            <text:p>6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668">
            <text:p>166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66">
            <text:p>6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string">
            <text:p>Action:</text:p>
          </table:table-cell>
          <table:table-cell office:value-type="string">
            <text:p>[11 &lt;-&gt; 23]</text:p>
          </table:table-cell>
          <table:table-cell office:value-type="float" office:value="12">
            <text:p>12</text:p>
          </table:table-cell>
          <table:table-cell office:value-type="float" office:value="1542">
            <text:p>154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66">
            <text:p>6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Action:</text:p>
          </table:table-cell>
          <table:table-cell office:value-type="string">
            <text:p>[11 &lt;-&gt; 23]</text:p>
          </table:table-cell>
          <table:table-cell office:value-type="float" office:value="12">
            <text:p>12</text:p>
          </table:table-cell>
          <table:table-cell office:value-type="float" office:value="1215">
            <text:p>12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</table:table-row>
        <table:table-row table:style-name="ro2">
          <table:table-cell table:number-columns-repeated="7"/>
          <table:table-cell office:value-type="float" office:value="67">
            <text:p>6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67">
            <text:p>6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string">
            <text:p>Action:</text:p>
          </table:table-cell>
          <table:table-cell office:value-type="string">
            <text:p>[39 &lt;-&gt; 21]</text:p>
          </table:table-cell>
          <table:table-cell office:value-type="float" office:value="30">
            <text:p>30</text:p>
          </table:table-cell>
          <table:table-cell office:value-type="float" office:value="373">
            <text:p>37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625">
            <text:p>0.0625</text:p>
          </table:table-cell>
          <table:table-cell office:value-type="float" office:value="67">
            <text:p>6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922">
            <text:p>9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</table:table-row>
        <table:table-row table:style-name="ro2">
          <table:table-cell table:number-columns-repeated="7"/>
          <table:table-cell office:value-type="float" office:value="68">
            <text:p>6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string">
            <text:p>Action:</text:p>
          </table:table-cell>
          <table:table-cell office:value-type="string">
            <text:p>[11 &lt;-&gt; 23]</text:p>
          </table:table-cell>
          <table:table-cell office:value-type="float" office:value="12">
            <text:p>12</text:p>
          </table:table-cell>
          <table:table-cell office:value-type="float" office:value="566">
            <text:p>56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68">
            <text:p>6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890">
            <text:p>8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68">
            <text:p>6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string">
            <text:p>Action:</text:p>
          </table:table-cell>
          <table:table-cell office:value-type="string">
            <text:p>[7 &lt;-&gt; 16]</text:p>
          </table:table-cell>
          <table:table-cell office:value-type="float" office:value="9">
            <text:p>9</text:p>
          </table:table-cell>
          <table:table-cell office:value-type="float" office:value="1148">
            <text:p>114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322581">
            <text:p>0.0322581</text:p>
          </table:table-cell>
        </table:table-row>
        <table:table-row table:style-name="ro2">
          <table:table-cell table:number-columns-repeated="7"/>
          <table:table-cell office:value-type="float" office:value="69">
            <text:p>6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69">
            <text:p>6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69">
            <text:p>6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</table:table-row>
        <table:table-row table:style-name="ro2">
          <table:table-cell table:number-columns-repeated="7"/>
          <table:table-cell office:value-type="float" office:value="70">
            <text:p>7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1428">
            <text:p>14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  <table:table-cell office:value-type="float" office:value="70">
            <text:p>7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string">
            <text:p>Action:</text:p>
          </table:table-cell>
          <table:table-cell office:value-type="string">
            <text:p>[38 &lt;-&gt; 43]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416667">
            <text:p>0.0416667</text:p>
          </table:table-cell>
          <table:table-cell office:value-type="float" office:value="70">
            <text:p>7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string">
            <text:p>Action:</text:p>
          </table:table-cell>
          <table:table-cell office:value-type="string">
            <text:p>[11 &lt;-&gt; 15]</text:p>
          </table:table-cell>
          <table:table-cell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30303">
            <text:p>0.030303</text:p>
          </table:table-cell>
        </table:table-row>
        <table:table-row table:style-name="ro2">
          <table:table-cell table:number-columns-repeated="7"/>
          <table:table-cell office:value-type="float" office:value="71">
            <text:p>7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string">
            <text:p>Action:</text:p>
          </table:table-cell>
          <table:table-cell office:value-type="string">
            <text:p>[34 &lt;-&gt; 26]</text:p>
          </table:table-cell>
          <table:table-cell office:value-type="float" office:value="40">
            <text:p>40</text:p>
          </table:table-cell>
          <table:table-cell office:value-type="float" office:value="1981">
            <text:p>198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  <table:table-cell office:value-type="float" office:value="71">
            <text:p>7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string">
            <text:p>Action:</text:p>
          </table:table-cell>
          <table:table-cell office:value-type="string">
            <text:p>[12 &lt;-&gt; 18]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384615">
            <text:p>0.0384615</text:p>
          </table:table-cell>
          <table:table-cell office:value-type="float" office:value="71">
            <text:p>7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903">
            <text:p>9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</table:table-row>
        <table:table-row table:style-name="ro2">
          <table:table-cell table:number-columns-repeated="7"/>
          <table:table-cell office:value-type="float" office:value="72">
            <text:p>7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72">
            <text:p>7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string">
            <text:p>Action:</text:p>
          </table:table-cell>
          <table:table-cell office:value-type="string">
            <text:p>[46 &lt;-&gt; 47]</text:p>
          </table:table-cell>
          <table:table-cell office:value-type="float" office:value="1">
            <text:p>1</text:p>
          </table:table-cell>
          <table:table-cell office:value-type="float" office:value="1529">
            <text:p>152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0294118">
            <text:p>0.0294118</text:p>
          </table:table-cell>
          <table:table-cell office:value-type="float" office:value="72">
            <text:p>7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string">
            <text:p>Action:</text:p>
          </table:table-cell>
          <table:table-cell office:value-type="string">
            <text:p>[46 &lt;-&gt; 47]</text:p>
          </table:table-cell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0294118">
            <text:p>0.0294118</text:p>
          </table:table-cell>
        </table:table-row>
        <table:table-row table:style-name="ro2">
          <table:table-cell table:number-columns-repeated="7"/>
          <table:table-cell office:value-type="float" office:value="73">
            <text:p>7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office:value-type="string">
            <text:p>Action:</text:p>
          </table:table-cell>
          <table:table-cell office:value-type="string">
            <text:p>[35 &lt;-&gt; 7]</text:p>
          </table:table-cell>
          <table:table-cell office:value-type="float" office:value="20">
            <text:p>20</text:p>
          </table:table-cell>
          <table:table-cell office:value-type="float" office:value="1480">
            <text:p>148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0357143">
            <text:p>0.0357143</text:p>
          </table:table-cell>
          <table:table-cell office:value-type="float" office:value="73">
            <text:p>7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129">
            <text:p>12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73">
            <text:p>7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string">
            <text:p>Action:</text:p>
          </table:table-cell>
          <table:table-cell office:value-type="string">
            <text:p>[13 &lt;-&gt; 15]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27027">
            <text:p>0.027027</text:p>
          </table:table-cell>
        </table:table-row>
        <table:table-row table:style-name="ro2">
          <table:table-cell table:number-columns-repeated="7"/>
          <table:table-cell office:value-type="float" office:value="74">
            <text:p>7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string">
            <text:p>Action:</text:p>
          </table:table-cell>
          <table:table-cell office:value-type="string">
            <text:p>[18 &lt;-&gt; 39]</text:p>
          </table:table-cell>
          <table:table-cell office:value-type="float" office:value="21">
            <text:p>21</text:p>
          </table:table-cell>
          <table:table-cell office:value-type="float" office:value="430">
            <text:p>4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588235">
            <text:p>0.0588235</text:p>
          </table:table-cell>
          <table:table-cell office:value-type="float" office:value="74">
            <text:p>7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358">
            <text:p>358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74">
            <text:p>7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string">
            <text:p>Action:</text:p>
          </table:table-cell>
          <table:table-cell office:value-type="string">
            <text:p>[13 &lt;-&gt; 21]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30303">
            <text:p>0.030303</text:p>
          </table:table-cell>
        </table:table-row>
        <table:table-row table:style-name="ro2">
          <table:table-cell table:number-columns-repeated="7"/>
          <table:table-cell office:value-type="float" office:value="75">
            <text:p>7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string">
            <text:p>Action:</text:p>
          </table:table-cell>
          <table:table-cell office:value-type="string">
            <text:p>[39 &lt;-&gt; 3]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5">
            <text:p>0.05</text:p>
          </table:table-cell>
          <table:table-cell office:value-type="float" office:value="75">
            <text:p>7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1300">
            <text:p>130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75">
            <text:p>7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string">
            <text:p>Action:</text:p>
          </table:table-cell>
          <table:table-cell office:value-type="string">
            <text:p>[1 &lt;-&gt; 42]</text:p>
          </table:table-cell>
          <table:table-cell office:value-type="float" office:value="41">
            <text:p>41</text:p>
          </table:table-cell>
          <table:table-cell office:value-type="float" office:value="2409">
            <text:p>240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0294118">
            <text:p>0.0294118</text:p>
          </table:table-cell>
        </table:table-row>
        <table:table-row table:style-name="ro2">
          <table:table-cell table:number-columns-repeated="7"/>
          <table:table-cell office:value-type="float" office:value="76">
            <text:p>7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string">
            <text:p>Action:</text:p>
          </table:table-cell>
          <table:table-cell office:value-type="string">
            <text:p>[44 &lt;-&gt; 32]</text:p>
          </table:table-cell>
          <table:table-cell office:value-type="float" office:value="36">
            <text:p>36</text:p>
          </table:table-cell>
          <table:table-cell office:value-type="float" office:value="177">
            <text:p>17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4">
            <text:p>0.04</text:p>
          </table:table-cell>
          <table:table-cell office:value-type="float" office:value="76">
            <text:p>7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76">
            <text:p>7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string">
            <text:p>Action:</text:p>
          </table:table-cell>
          <table:table-cell office:value-type="string">
            <text:p>[13 &lt;-&gt; 15]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27027">
            <text:p>0.027027</text:p>
          </table:table-cell>
        </table:table-row>
        <table:table-row table:style-name="ro2">
          <table:table-cell table:number-columns-repeated="7"/>
          <table:table-cell office:value-type="float" office:value="77">
            <text:p>7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string">
            <text:p>Action:</text:p>
          </table:table-cell>
          <table:table-cell office:value-type="string">
            <text:p>[5 &lt;-&gt; 40]</text:p>
          </table:table-cell>
          <table:table-cell office:value-type="float" office:value="35">
            <text:p>35</text:p>
          </table:table-cell>
          <table:table-cell office:value-type="float" office:value="401">
            <text:p>40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25">
            <text:p>0.025</text:p>
          </table:table-cell>
          <table:table-cell office:value-type="float" office:value="77">
            <text:p>7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790">
            <text:p>17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77">
            <text:p>7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string">
            <text:p>Action:</text:p>
          </table:table-cell>
          <table:table-cell office:value-type="string">
            <text:p>[16 &lt;-&gt; 30]</text:p>
          </table:table-cell>
          <table:table-cell office:value-type="float" office:value="14">
            <text:p>14</text:p>
          </table:table-cell>
          <table:table-cell office:value-type="float" office:value="220">
            <text:p>22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.0208333">
            <text:p>0.0208333</text:p>
          </table:table-cell>
        </table:table-row>
        <table:table-row table:style-name="ro2">
          <table:table-cell table:number-columns-repeated="7"/>
          <table:table-cell office:value-type="float" office:value="78">
            <text:p>7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78">
            <text:p>7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1833">
            <text:p>183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  <table:table-cell office:value-type="float" office:value="78">
            <text:p>7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string">
            <text:p>Action:</text:p>
          </table:table-cell>
          <table:table-cell office:value-type="string">
            <text:p>[34 &lt;-&gt; 26]</text:p>
          </table:table-cell>
          <table:table-cell office:value-type="float" office:value="40">
            <text:p>40</text:p>
          </table:table-cell>
          <table:table-cell office:value-type="float" office:value="621">
            <text:p>62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</table:table-row>
        <table:table-row table:style-name="ro2">
          <table:table-cell table:number-columns-repeated="7"/>
          <table:table-cell office:value-type="float" office:value="79">
            <text:p>7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399">
            <text:p>23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Action:</text:p>
          </table:table-cell>
          <table:table-cell office:value-type="string">
            <text:p>[36 &lt;-&gt; 4]</text:p>
          </table:table-cell>
          <table:table-cell office:value-type="float" office:value="16">
            <text:p>16</text:p>
          </table:table-cell>
          <table:table-cell office:value-type="float" office:value="291">
            <text:p>29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217391">
            <text:p>0.0217391</text:p>
          </table:table-cell>
          <table:table-cell office:value-type="float" office:value="79">
            <text:p>7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517">
            <text:p>151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table:number-columns-repeated="7"/>
          <table:table-cell office:value-type="float" office:value="80">
            <text:p>8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1804">
            <text:p>180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  <table:table-cell office:value-type="float" office:value="80">
            <text:p>8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string">
            <text:p>Action:</text:p>
          </table:table-cell>
          <table:table-cell office:value-type="string">
            <text:p>[39 &lt;-&gt; 3]</text:p>
          </table:table-cell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5">
            <text:p>0.05</text:p>
          </table:table-cell>
          <table:table-cell office:value-type="float" office:value="80">
            <text:p>8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string">
            <text:p>Action:</text:p>
          </table:table-cell>
          <table:table-cell office:value-type="string">
            <text:p>[21 &lt;-&gt; 2]</text:p>
          </table:table-cell>
          <table:table-cell office:value-type="float" office:value="29">
            <text:p>29</text:p>
          </table:table-cell>
          <table:table-cell office:value-type="float" office:value="618">
            <text:p>61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table:number-columns-repeated="7"/>
          <table:table-cell office:value-type="float" office:value="81">
            <text:p>8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string">
            <text:p>Action:</text:p>
          </table:table-cell>
          <table:table-cell office:value-type="string">
            <text:p>[18 &lt;-&gt; 39]</text:p>
          </table:table-cell>
          <table:table-cell office:value-type="float" office:value="21">
            <text:p>21</text:p>
          </table:table-cell>
          <table:table-cell office:value-type="float" office:value="174">
            <text:p>17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588235">
            <text:p>0.0588235</text:p>
          </table:table-cell>
          <table:table-cell office:value-type="float" office:value="81">
            <text:p>8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321">
            <text:p>32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81">
            <text:p>8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786">
            <text:p>7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table:number-columns-repeated="7"/>
          <table:table-cell office:value-type="float" office:value="82">
            <text:p>8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string">
            <text:p>Action:</text:p>
          </table:table-cell>
          <table:table-cell office:value-type="string">
            <text:p>[16 &lt;-&gt; 30]</text:p>
          </table:table-cell>
          <table:table-cell office:value-type="float" office:value="14">
            <text:p>14</text:p>
          </table:table-cell>
          <table:table-cell office:value-type="float" office:value="354">
            <text:p>3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.0208333">
            <text:p>0.0208333</text:p>
          </table:table-cell>
          <table:table-cell office:value-type="float" office:value="82">
            <text:p>8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office:value-type="string">
            <text:p>Action:</text:p>
          </table:table-cell>
          <table:table-cell office:value-type="string">
            <text:p>[42 &lt;-&gt; 35]</text:p>
          </table:table-cell>
          <table:table-cell office:value-type="float" office:value="41">
            <text:p>41</text:p>
          </table:table-cell>
          <table:table-cell office:value-type="float" office:value="2090">
            <text:p>20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285714">
            <text:p>0.0285714</text:p>
          </table:table-cell>
          <table:table-cell office:value-type="float" office:value="82">
            <text:p>8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893">
            <text:p>89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table:number-columns-repeated="7"/>
          <table:table-cell office:value-type="float" office:value="83">
            <text:p>8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string">
            <text:p>Action:</text:p>
          </table:table-cell>
          <table:table-cell office:value-type="string">
            <text:p>[21 &lt;-&gt; 26]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243902">
            <text:p>0.0243902</text:p>
          </table:table-cell>
          <table:table-cell office:value-type="float" office:value="83">
            <text:p>8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643">
            <text:p>64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640">
            <text:p>6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table:number-columns-repeated="7"/>
          <table:table-cell office:value-type="float" office:value="84">
            <text:p>8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string">
            <text:p>Action:</text:p>
          </table:table-cell>
          <table:table-cell office:value-type="string">
            <text:p>[25 &lt;-&gt; 20]</text:p>
          </table:table-cell>
          <table:table-cell office:value-type="float" office:value="43">
            <text:p>43</text:p>
          </table:table-cell>
          <table:table-cell office:value-type="float" office:value="297">
            <text:p>29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3125">
            <text:p>0.03125</text:p>
          </table:table-cell>
          <table:table-cell office:value-type="float" office:value="84">
            <text:p>8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string">
            <text:p>Action:</text:p>
          </table:table-cell>
          <table:table-cell office:value-type="string">
            <text:p>[42 &lt;-&gt; 35]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285714">
            <text:p>0.0285714</text:p>
          </table:table-cell>
          <table:table-cell office:value-type="float" office:value="84">
            <text:p>8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string">
            <text:p>Action:</text:p>
          </table:table-cell>
          <table:table-cell office:value-type="string">
            <text:p>[25 &lt;-&gt; 20]</text:p>
          </table:table-cell>
          <table:table-cell office:value-type="float" office:value="43">
            <text:p>43</text:p>
          </table:table-cell>
          <table:table-cell office:value-type="float" office:value="226">
            <text:p>2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3125">
            <text:p>0.03125</text:p>
          </table:table-cell>
        </table:table-row>
        <table:table-row table:style-name="ro2">
          <table:table-cell table:number-columns-repeated="7"/>
          <table:table-cell office:value-type="float" office:value="85">
            <text:p>8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50">
            <text:p>2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office:value-type="string">
            <text:p>Action:</text:p>
          </table:table-cell>
          <table:table-cell office:value-type="string">
            <text:p>[35 &lt;-&gt; 24]</text:p>
          </table:table-cell>
          <table:table-cell office:value-type="float" office:value="37">
            <text:p>37</text:p>
          </table:table-cell>
          <table:table-cell office:value-type="float" office:value="1471">
            <text:p>147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27027">
            <text:p>0.027027</text:p>
          </table:table-cell>
          <table:table-cell office:value-type="float" office:value="85">
            <text:p>8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office:value-type="string">
            <text:p>Action:</text:p>
          </table:table-cell>
          <table:table-cell office:value-type="string">
            <text:p>[16 &lt;-&gt; 30]</text:p>
          </table:table-cell>
          <table:table-cell office:value-type="float" office:value="14">
            <text:p>14</text:p>
          </table:table-cell>
          <table:table-cell office:value-type="float" office:value="854">
            <text:p>8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.0208333">
            <text:p>0.0208333</text:p>
          </table:table-cell>
        </table:table-row>
        <table:table-row table:style-name="ro2">
          <table:table-cell table:number-columns-repeated="7"/>
          <table:table-cell office:value-type="float" office:value="86">
            <text:p>8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97">
            <text:p>797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86">
            <text:p>8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86">
            <text:p>8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string">
            <text:p>Action:</text:p>
          </table:table-cell>
          <table:table-cell office:value-type="string">
            <text:p>[8 &lt;-&gt; 5]</text:p>
          </table:table-cell>
          <table:table-cell office:value-type="float" office:value="45">
            <text:p>45</text:p>
          </table:table-cell>
          <table:table-cell office:value-type="float" office:value="1908">
            <text:p>190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.016129">
            <text:p>0.016129</text:p>
          </table:table-cell>
        </table:table-row>
        <table:table-row table:style-name="ro2">
          <table:table-cell table:number-columns-repeated="7"/>
          <table:table-cell office:value-type="float" office:value="87">
            <text:p>8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string">
            <text:p>Action:</text:p>
          </table:table-cell>
          <table:table-cell office:value-type="string">
            <text:p>[38 &lt;-&gt; 43]</text:p>
          </table:table-cell>
          <table:table-cell office:value-type="float" office:value="5">
            <text:p>5</text:p>
          </table:table-cell>
          <table:table-cell office:value-type="float" office:value="805">
            <text:p>8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416667">
            <text:p>0.0416667</text:p>
          </table:table-cell>
          <table:table-cell office:value-type="float" office:value="87">
            <text:p>8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950">
            <text:p>9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87">
            <text:p>8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769">
            <text:p>76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</table:table-row>
        <table:table-row table:style-name="ro2">
          <table:table-cell table:number-columns-repeated="7"/>
          <table:table-cell office:value-type="float" office:value="88">
            <text:p>8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89">
            <text:p>89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581">
            <text:p>58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88">
            <text:p>8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88">
            <text:p>8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string">
            <text:p>Action:</text:p>
          </table:table-cell>
          <table:table-cell office:value-type="string">
            <text:p>[44 &lt;-&gt; 32]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7"/>
          <table:table-cell office:value-type="float" office:value="89">
            <text:p>8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418">
            <text:p>41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89">
            <text:p>8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89">
            <text:p>8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1232">
            <text:p>123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</table:table-row>
        <table:table-row table:style-name="ro2">
          <table:table-cell table:number-columns-repeated="7"/>
          <table:table-cell office:value-type="float" office:value="90">
            <text:p>9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558">
            <text:p>55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90">
            <text:p>9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90">
            <text:p>9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string">
            <text:p>Action:</text:p>
          </table:table-cell>
          <table:table-cell office:value-type="string">
            <text:p>[20 &lt;-&gt; 9]</text:p>
          </table:table-cell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.0212766">
            <text:p>0.0212766</text:p>
          </table:table-cell>
        </table:table-row>
        <table:table-row table:style-name="ro2">
          <table:table-cell table:number-columns-repeated="7"/>
          <table:table-cell office:value-type="float" office:value="91">
            <text:p>9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2">
            <text:p>9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087">
            <text:p>108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91">
            <text:p>9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34">
            <text:p>13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table:number-columns-repeated="7"/>
          <table:table-cell office:value-type="float" office:value="92">
            <text:p>9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1048">
            <text:p>1048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92">
            <text:p>9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string">
            <text:p>Action:</text:p>
          </table:table-cell>
          <table:table-cell office:value-type="string">
            <text:p>[34 &lt;-&gt; 26]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  <table:table-cell office:value-type="float" office:value="92">
            <text:p>9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string">
            <text:p>Action:</text:p>
          </table:table-cell>
          <table:table-cell office:value-type="string">
            <text:p>[39 &lt;-&gt; 21]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625">
            <text:p>0.0625</text:p>
          </table:table-cell>
        </table:table-row>
        <table:table-row table:style-name="ro2">
          <table:table-cell table:number-columns-repeated="7"/>
          <table:table-cell office:value-type="float" office:value="93">
            <text:p>9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30">
            <text:p>1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93">
            <text:p>9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13">
            <text:p>31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93">
            <text:p>9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string">
            <text:p>Action:</text:p>
          </table:table-cell>
          <table:table-cell office:value-type="string">
            <text:p>[47 &lt;-&gt; 9]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.011236">
            <text:p>0.011236</text:p>
          </table:table-cell>
        </table:table-row>
        <table:table-row table:style-name="ro2">
          <table:table-cell table:number-columns-repeated="7"/>
          <table:table-cell office:value-type="float" office:value="94">
            <text:p>9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  <table:table-cell office:value-type="string">
            <text:p>Action:</text:p>
          </table:table-cell>
          <table:table-cell office:value-type="string">
            <text:p>[45 &lt;-&gt; 9]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277778">
            <text:p>0.0277778</text:p>
          </table:table-cell>
          <table:table-cell office:value-type="float" office:value="94">
            <text:p>9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94">
            <text:p>9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Action:</text:p>
          </table:table-cell>
          <table:table-cell office:value-type="string">
            <text:p>[30 &lt;-&gt; 33]</text:p>
          </table:table-cell>
          <table:table-cell office:value-type="float" office:value="3">
            <text:p>3</text:p>
          </table:table-cell>
          <table:table-cell office:value-type="float" office:value="586">
            <text:p>5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0.0111111">
            <text:p>0.0111111</text:p>
          </table:table-cell>
        </table:table-row>
        <table:table-row table:style-name="ro2">
          <table:table-cell table:number-columns-repeated="7"/>
          <table:table-cell office:value-type="float" office:value="95">
            <text:p>9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826">
            <text:p>8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office:value-type="string">
            <text:p>Action:</text:p>
          </table:table-cell>
          <table:table-cell office:value-type="string">
            <text:p>[34 &lt;-&gt; 26]</text:p>
          </table:table-cell>
          <table:table-cell office:value-type="float" office:value="40">
            <text:p>40</text:p>
          </table:table-cell>
          <table:table-cell office:value-type="float" office:value="1921">
            <text:p>192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  <table:table-cell office:value-type="float" office:value="95">
            <text:p>9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office:value-type="string">
            <text:p>Action:</text:p>
          </table:table-cell>
          <table:table-cell office:value-type="string">
            <text:p>[22 &lt;-&gt; 40]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0.00833333">
            <text:p>0.00833333</text:p>
          </table:table-cell>
        </table:table-row>
        <table:table-row table:style-name="ro2">
          <table:table-cell table:number-columns-repeated="7"/>
          <table:table-cell office:value-type="float" office:value="96">
            <text:p>9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string">
            <text:p>Action:</text:p>
          </table:table-cell>
          <table:table-cell office:value-type="string">
            <text:p>[39 &lt;-&gt; 21]</text:p>
          </table:table-cell>
          <table:table-cell office:value-type="float" office:value="30">
            <text:p>30</text:p>
          </table:table-cell>
          <table:table-cell office:value-type="float" office:value="1322">
            <text:p>13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625">
            <text:p>0.0625</text:p>
          </table:table-cell>
          <table:table-cell office:value-type="float" office:value="96">
            <text:p>9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office:value-type="string">
            <text:p>Action:</text:p>
          </table:table-cell>
          <table:table-cell office:value-type="string">
            <text:p>[0 &lt;-&gt; 9]</text:p>
          </table:table-cell>
          <table:table-cell office:value-type="float" office:value="9">
            <text:p>9</text:p>
          </table:table-cell>
          <table:table-cell office:value-type="float" office:value="508">
            <text:p>50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454545">
            <text:p>0.0454545</text:p>
          </table:table-cell>
          <table:table-cell office:value-type="float" office:value="96">
            <text:p>9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office:value-type="string">
            <text:p>Action:</text:p>
          </table:table-cell>
          <table:table-cell office:value-type="string">
            <text:p>[39 &lt;-&gt; 26]</text:p>
          </table:table-cell>
          <table:table-cell office:value-type="float" office:value="35">
            <text:p>35</text:p>
          </table:table-cell>
          <table:table-cell office:value-type="float" office:value="323">
            <text:p>3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0.00714286">
            <text:p>0.00714286</text:p>
          </table:table-cell>
        </table:table-row>
        <table:table-row table:style-name="ro2">
          <table:table-cell table:number-columns-repeated="7"/>
          <table:table-cell office:value-type="float" office:value="97">
            <text:p>9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462">
            <text:p>46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string">
            <text:p>Action:</text:p>
          </table:table-cell>
          <table:table-cell office:value-type="string">
            <text:p>[38 &lt;-&gt; 43]</text:p>
          </table:table-cell>
          <table:table-cell office:value-type="float" office:value="5">
            <text:p>5</text:p>
          </table:table-cell>
          <table:table-cell office:value-type="float" office:value="1501">
            <text:p>150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416667">
            <text:p>0.0416667</text:p>
          </table:table-cell>
          <table:table-cell office:value-type="float" office:value="97">
            <text:p>9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string">
            <text:p>Action:</text:p>
          </table:table-cell>
          <table:table-cell office:value-type="string">
            <text:p>[39 &lt;-&gt; 46]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0204082">
            <text:p>0.0204082</text:p>
          </table:table-cell>
        </table:table-row>
        <table:table-row table:style-name="ro2">
          <table:table-cell table:number-columns-repeated="7"/>
          <table:table-cell office:value-type="float" office:value="98">
            <text:p>9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2040">
            <text:p>20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98">
            <text:p>9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string">
            <text:p>Action:</text:p>
          </table:table-cell>
          <table:table-cell office:value-type="string">
            <text:p>[12 &lt;-&gt; 18]</text:p>
          </table:table-cell>
          <table:table-cell office:value-type="float" office:value="6">
            <text:p>6</text:p>
          </table:table-cell>
          <table:table-cell office:value-type="float" office:value="884">
            <text:p>88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384615">
            <text:p>0.0384615</text:p>
          </table:table-cell>
          <table:table-cell office:value-type="float" office:value="98">
            <text:p>9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string">
            <text:p>Action:</text:p>
          </table:table-cell>
          <table:table-cell office:value-type="string">
            <text:p>[44 &lt;-&gt; 25]</text:p>
          </table:table-cell>
          <table:table-cell office:value-type="float" office:value="29">
            <text:p>29</text:p>
          </table:table-cell>
          <table:table-cell office:value-type="float" office:value="175">
            <text:p>17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0117647">
            <text:p>0.0117647</text:p>
          </table:table-cell>
        </table:table-row>
        <table:table-row table:style-name="ro2">
          <table:table-cell table:number-columns-repeated="7"/>
          <table:table-cell office:value-type="float" office:value="99">
            <text:p>9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string">
            <text:p>Action:</text:p>
          </table:table-cell>
          <table:table-cell office:value-type="string">
            <text:p>[32 &lt;-&gt; 10]</text:p>
          </table:table-cell>
          <table:table-cell office:value-type="float" office:value="26">
            <text:p>26</text:p>
          </table:table-cell>
          <table:table-cell office:value-type="float" office:value="1535">
            <text:p>15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144928">
            <text:p>0.0144928</text:p>
          </table:table-cell>
          <table:table-cell office:value-type="float" office:value="99">
            <text:p>9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string">
            <text:p>Action:</text:p>
          </table:table-cell>
          <table:table-cell office:value-type="string">
            <text:p>[3 &lt;-&gt; 23]</text:p>
          </table:table-cell>
          <table:table-cell office:value-type="float" office:value="20">
            <text:p>20</text:p>
          </table:table-cell>
          <table:table-cell office:value-type="float" office:value="759">
            <text:p>7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0357143">
            <text:p>0.0357143</text:p>
          </table:table-cell>
          <table:table-cell office:value-type="float" office:value="99">
            <text:p>9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76">
            <text:p>1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table:number-columns-repeated="7"/>
          <table:table-cell office:value-type="float" office:value="100">
            <text:p>10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string">
            <text:p>Action:</text:p>
          </table:table-cell>
          <table:table-cell office:value-type="string">
            <text:p>[2 &lt;-&gt; 7]</text:p>
          </table:table-cell>
          <table:table-cell office:value-type="float" office:value="5">
            <text:p>5</text:p>
          </table:table-cell>
          <table:table-cell office:value-type="float" office:value="1449">
            <text:p>144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015625">
            <text:p>0.015625</text:p>
          </table:table-cell>
          <table:table-cell office:value-type="float" office:value="100">
            <text:p>10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01">
            <text:p>101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100">
            <text:p>10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730">
            <text:p>7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</table:table-row>
        <table:table-row table:style-name="ro2">
          <table:table-cell table:number-columns-repeated="7"/>
          <table:table-cell office:value-type="float" office:value="101">
            <text:p>10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 office:value-type="string">
            <text:p>Action:</text:p>
          </table:table-cell>
          <table:table-cell office:value-type="string">
            <text:p>[16 &lt;-&gt; 13]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0.0138889">
            <text:p>0.0138889</text:p>
          </table:table-cell>
          <table:table-cell office:value-type="float" office:value="101">
            <text:p>10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02">
            <text:p>102</text:p>
          </table:table-cell>
          <table:table-cell office:value-type="string">
            <text:p>Action:</text:p>
          </table:table-cell>
          <table:table-cell office:value-type="string">
            <text:p>[23 &lt;-&gt; 36]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344828">
            <text:p>0.0344828</text:p>
          </table:table-cell>
          <table:table-cell office:value-type="float" office:value="101">
            <text:p>10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02">
            <text:p>102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579">
            <text:p>57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</table:table-row>
        <table:table-row table:style-name="ro2">
          <table:table-cell table:number-columns-repeated="7"/>
          <table:table-cell office:value-type="float" office:value="102">
            <text:p>10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1611">
            <text:p>161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102">
            <text:p>10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294">
            <text:p>29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  <table:table-cell office:value-type="float" office:value="102">
            <text:p>10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string">
            <text:p>Action:</text:p>
          </table:table-cell>
          <table:table-cell office:value-type="string">
            <text:p>[14 &lt;-&gt; 5]</text:p>
          </table:table-cell>
          <table:table-cell office:value-type="float" office:value="39">
            <text:p>39</text:p>
          </table:table-cell>
          <table:table-cell office:value-type="float" office:value="1400">
            <text:p>140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0.0037594">
            <text:p>0.0037594</text:p>
          </table:table-cell>
        </table:table-row>
        <table:table-row table:style-name="ro2">
          <table:table-cell table:number-columns-repeated="7"/>
          <table:table-cell office:value-type="float" office:value="103">
            <text:p>10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 office:value-type="string">
            <text:p>Action:</text:p>
          </table:table-cell>
          <table:table-cell office:value-type="string">
            <text:p>[34 &lt;-&gt; 26]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  <table:table-cell office:value-type="float" office:value="103">
            <text:p>10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string">
            <text:p>Action:</text:p>
          </table:table-cell>
          <table:table-cell office:value-type="string">
            <text:p>[13 &lt;-&gt; 21]</text:p>
          </table:table-cell>
          <table:table-cell office:value-type="float" office:value="8">
            <text:p>8</text:p>
          </table:table-cell>
          <table:table-cell office:value-type="float" office:value="605">
            <text:p>6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30303">
            <text:p>0.030303</text:p>
          </table:table-cell>
          <table:table-cell office:value-type="float" office:value="103">
            <text:p>10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876">
            <text:p>8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</table:table-row>
        <table:table-row table:style-name="ro2">
          <table:table-cell table:number-columns-repeated="7"/>
          <table:table-cell office:value-type="float" office:value="104">
            <text:p>10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string">
            <text:p>Action:</text:p>
          </table:table-cell>
          <table:table-cell office:value-type="string">
            <text:p>[27 &lt;-&gt; 36]</text:p>
          </table:table-cell>
          <table:table-cell office:value-type="float" office:value="9">
            <text:p>9</text:p>
          </table:table-cell>
          <table:table-cell office:value-type="float" office:value="563">
            <text:p>56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.02">
            <text:p>0.02</text:p>
          </table:table-cell>
          <table:table-cell office:value-type="float" office:value="104">
            <text:p>10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05">
            <text:p>105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559">
            <text:p>5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104">
            <text:p>10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05">
            <text:p>105</text:p>
          </table:table-cell>
          <table:table-cell office:value-type="string">
            <text:p>Action:</text:p>
          </table:table-cell>
          <table:table-cell office:value-type="string">
            <text:p>[13 &lt;-&gt; 9]</text:p>
          </table:table-cell>
          <table:table-cell office:value-type="float" office:value="44">
            <text:p>44</text:p>
          </table:table-cell>
          <table:table-cell office:value-type="float" office:value="350">
            <text:p>3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0131579">
            <text:p>0.0131579</text:p>
          </table:table-cell>
        </table:table-row>
        <table:table-row table:style-name="ro2">
          <table:table-cell table:number-columns-repeated="7"/>
          <table:table-cell office:value-type="float" office:value="105">
            <text:p>10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185185">
            <text:p>0.0185185</text:p>
          </table:table-cell>
          <table:table-cell office:value-type="float" office:value="105">
            <text:p>10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06">
            <text:p>106</text:p>
          </table:table-cell>
          <table:table-cell office:value-type="string">
            <text:p>Action:</text:p>
          </table:table-cell>
          <table:table-cell office:value-type="string">
            <text:p>[45 &lt;-&gt; 9]</text:p>
          </table:table-cell>
          <table:table-cell office:value-type="float" office:value="12">
            <text:p>12</text:p>
          </table:table-cell>
          <table:table-cell office:value-type="float" office:value="1876">
            <text:p>18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277778">
            <text:p>0.0277778</text:p>
          </table:table-cell>
          <table:table-cell office:value-type="float" office:value="105">
            <text:p>10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06">
            <text:p>106</text:p>
          </table:table-cell>
          <table:table-cell office:value-type="string">
            <text:p>Action:</text:p>
          </table:table-cell>
          <table:table-cell office:value-type="string">
            <text:p>[12 &lt;-&gt; 18]</text:p>
          </table:table-cell>
          <table:table-cell office:value-type="float" office:value="6">
            <text:p>6</text:p>
          </table:table-cell>
          <table:table-cell office:value-type="float" office:value="753">
            <text:p>75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384615">
            <text:p>0.0384615</text:p>
          </table:table-cell>
        </table:table-row>
        <table:table-row table:style-name="ro2">
          <table:table-cell table:number-columns-repeated="7"/>
          <table:table-cell office:value-type="float" office:value="106">
            <text:p>10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07">
            <text:p>107</text:p>
          </table:table-cell>
          <table:table-cell office:value-type="string">
            <text:p>Action:</text:p>
          </table:table-cell>
          <table:table-cell office:value-type="string">
            <text:p>[23 &lt;-&gt; 0]</text:p>
          </table:table-cell>
          <table:table-cell office:value-type="float" office:value="25">
            <text:p>25</text:p>
          </table:table-cell>
          <table:table-cell office:value-type="float" office:value="231">
            <text:p>23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.016129">
            <text:p>0.016129</text:p>
          </table:table-cell>
          <table:table-cell office:value-type="float" office:value="106">
            <text:p>10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07">
            <text:p>107</text:p>
          </table:table-cell>
          <table:table-cell office:value-type="string">
            <text:p>Action:</text:p>
          </table:table-cell>
          <table:table-cell office:value-type="string">
            <text:p>[16 &lt;-&gt; 13]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0.0138889">
            <text:p>0.0138889</text:p>
          </table:table-cell>
          <table:table-cell office:value-type="float" office:value="106">
            <text:p>10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  <table:table-cell office:value-type="string">
            <text:p>Action:</text:p>
          </table:table-cell>
          <table:table-cell office:value-type="string">
            <text:p>[18 &lt;-&gt; 14]</text:p>
          </table:table-cell>
          <table:table-cell office:value-type="float" office:value="44">
            <text:p>44</text:p>
          </table:table-cell>
          <table:table-cell office:value-type="float" office:value="762">
            <text:p>76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0.0075188">
            <text:p>0.0075188</text:p>
          </table:table-cell>
        </table:table-row>
        <table:table-row table:style-name="ro2">
          <table:table-cell table:number-columns-repeated="7"/>
          <table:table-cell office:value-type="float" office:value="107">
            <text:p>10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08">
            <text:p>108</text:p>
          </table:table-cell>
          <table:table-cell office:value-type="string">
            <text:p>Action:</text:p>
          </table:table-cell>
          <table:table-cell office:value-type="string">
            <text:p>[1 &lt;-&gt; 32]</text:p>
          </table:table-cell>
          <table:table-cell office:value-type="float" office:value="31">
            <text:p>31</text:p>
          </table:table-cell>
          <table:table-cell office:value-type="float" office:value="1044">
            <text:p>10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0263158">
            <text:p>0.0263158</text:p>
          </table:table-cell>
          <table:table-cell office:value-type="float" office:value="107">
            <text:p>10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251">
            <text:p>2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  <table:table-cell office:value-type="float" office:value="107">
            <text:p>10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  <table:table-cell office:value-type="string">
            <text:p>Action:</text:p>
          </table:table-cell>
          <table:table-cell office:value-type="string">
            <text:p>[11 &lt;-&gt; 47]</text:p>
          </table:table-cell>
          <table:table-cell office:value-type="float" office:value="36">
            <text:p>36</text:p>
          </table:table-cell>
          <table:table-cell office:value-type="float" office:value="252">
            <text:p>25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434783">
            <text:p>0.0434783</text:p>
          </table:table-cell>
        </table:table-row>
        <table:table-row table:style-name="ro2">
          <table:table-cell table:number-columns-repeated="7"/>
          <table:table-cell office:value-type="float" office:value="108">
            <text:p>10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string">
            <text:p>Action:</text:p>
          </table:table-cell>
          <table:table-cell office:value-type="string">
            <text:p>[4 &lt;-&gt; 32]</text:p>
          </table:table-cell>
          <table:table-cell office:value-type="float" office:value="28">
            <text:p>28</text:p>
          </table:table-cell>
          <table:table-cell office:value-type="float" office:value="516">
            <text:p>51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151515">
            <text:p>0.0151515</text:p>
          </table:table-cell>
          <table:table-cell office:value-type="float" office:value="108">
            <text:p>10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09">
            <text:p>109</text:p>
          </table:table-cell>
          <table:table-cell office:value-type="string">
            <text:p>Action:</text:p>
          </table:table-cell>
          <table:table-cell office:value-type="string">
            <text:p>[41 &lt;-&gt; 4]</text:p>
          </table:table-cell>
          <table:table-cell office:value-type="float" office:value="11">
            <text:p>11</text:p>
          </table:table-cell>
          <table:table-cell office:value-type="float" office:value="1091">
            <text:p>109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25">
            <text:p>0.025</text:p>
          </table:table-cell>
          <table:table-cell office:value-type="float" office:value="108">
            <text:p>10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string">
            <text:p>Action:</text:p>
          </table:table-cell>
          <table:table-cell office:value-type="string">
            <text:p>[37 &lt;-&gt; 41]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.00892857">
            <text:p>0.00892857</text:p>
          </table:table-cell>
        </table:table-row>
        <table:table-row table:style-name="ro2">
          <table:table-cell table:number-columns-repeated="7"/>
          <table:table-cell office:value-type="float" office:value="109">
            <text:p>10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Action:</text:p>
          </table:table-cell>
          <table:table-cell office:value-type="string">
            <text:p>[44 &lt;-&gt; 32]</text:p>
          </table:table-cell>
          <table:table-cell office:value-type="float" office:value="36">
            <text:p>36</text:p>
          </table:table-cell>
          <table:table-cell office:value-type="float" office:value="222">
            <text:p>2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4">
            <text:p>0.04</text:p>
          </table:table-cell>
          <table:table-cell office:value-type="float" office:value="109">
            <text:p>10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string">
            <text:p>Action:</text:p>
          </table:table-cell>
          <table:table-cell office:value-type="string">
            <text:p>[32 &lt;-&gt; 23]</text:p>
          </table:table-cell>
          <table:table-cell office:value-type="float" office:value="39">
            <text:p>39</text:p>
          </table:table-cell>
          <table:table-cell office:value-type="float" office:value="271">
            <text:p>27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.0188679">
            <text:p>0.0188679</text:p>
          </table:table-cell>
          <table:table-cell office:value-type="float" office:value="109">
            <text:p>10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string">
            <text:p>Action:</text:p>
          </table:table-cell>
          <table:table-cell office:value-type="string">
            <text:p>[33 &lt;-&gt; 35]</text:p>
          </table:table-cell>
          <table:table-cell office:value-type="float" office:value="2">
            <text:p>2</text:p>
          </table:table-cell>
          <table:table-cell office:value-type="float" office:value="535">
            <text:p>5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0.00666667">
            <text:p>0.00666667</text:p>
          </table:table-cell>
        </table:table-row>
        <table:table-row table:style-name="ro2">
          <table:table-cell table:number-columns-repeated="7"/>
          <table:table-cell office:value-type="float" office:value="110">
            <text:p>1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110">
            <text:p>1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string">
            <text:p>Action:</text:p>
          </table:table-cell>
          <table:table-cell office:value-type="string">
            <text:p>[39 &lt;-&gt; 3]</text:p>
          </table:table-cell>
          <table:table-cell office:value-type="float" office:value="12">
            <text:p>12</text:p>
          </table:table-cell>
          <table:table-cell office:value-type="float" office:value="720">
            <text:p>72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5">
            <text:p>0.05</text:p>
          </table:table-cell>
          <table:table-cell office:value-type="float" office:value="110">
            <text:p>1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string">
            <text:p>Action:</text:p>
          </table:table-cell>
          <table:table-cell office:value-type="string">
            <text:p>[46 &lt;-&gt; 37]</text:p>
          </table:table-cell>
          <table:table-cell office:value-type="float" office:value="39">
            <text:p>39</text:p>
          </table:table-cell>
          <table:table-cell office:value-type="float" office:value="302">
            <text:p>30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0.00512821">
            <text:p>0.00512821</text:p>
          </table:table-cell>
        </table:table-row>
        <table:table-row table:style-name="ro2">
          <table:table-cell table:number-columns-repeated="7"/>
          <table:table-cell office:value-type="float" office:value="111">
            <text:p>1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string">
            <text:p>Action:</text:p>
          </table:table-cell>
          <table:table-cell office:value-type="string">
            <text:p>[12 &lt;-&gt; 18]</text:p>
          </table:table-cell>
          <table:table-cell office:value-type="float" office:value="6">
            <text:p>6</text:p>
          </table:table-cell>
          <table:table-cell office:value-type="float" office:value="1059">
            <text:p>10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384615">
            <text:p>0.0384615</text:p>
          </table:table-cell>
          <table:table-cell office:value-type="float" office:value="111">
            <text:p>1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12">
            <text:p>112</text:p>
          </table:table-cell>
          <table:table-cell office:value-type="string">
            <text:p>Action:</text:p>
          </table:table-cell>
          <table:table-cell office:value-type="string">
            <text:p>[38 &lt;-&gt; 43]</text:p>
          </table:table-cell>
          <table:table-cell office:value-type="float" office:value="5">
            <text:p>5</text:p>
          </table:table-cell>
          <table:table-cell office:value-type="float" office:value="588">
            <text:p>58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416667">
            <text:p>0.0416667</text:p>
          </table:table-cell>
          <table:table-cell office:value-type="float" office:value="111">
            <text:p>1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1168">
            <text:p>116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185185">
            <text:p>0.0185185</text:p>
          </table:table-cell>
        </table:table-row>
        <table:table-row table:style-name="ro2">
          <table:table-cell table:number-columns-repeated="7"/>
          <table:table-cell office:value-type="float" office:value="112">
            <text:p>1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string">
            <text:p>Action:</text:p>
          </table:table-cell>
          <table:table-cell office:value-type="string">
            <text:p>[16 &lt;-&gt; 13]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0.0138889">
            <text:p>0.0138889</text:p>
          </table:table-cell>
          <table:table-cell office:value-type="float" office:value="112">
            <text:p>1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13">
            <text:p>113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543">
            <text:p>54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112">
            <text:p>1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office:value-type="string">
            <text:p>Action:</text:p>
          </table:table-cell>
          <table:table-cell office:value-type="string">
            <text:p>[0 &lt;-&gt; 17]</text:p>
          </table:table-cell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0.00483092">
            <text:p>0.00483092</text:p>
          </table:table-cell>
        </table:table-row>
        <table:table-row table:style-name="ro2">
          <table:table-cell table:number-columns-repeated="7"/>
          <table:table-cell office:value-type="float" office:value="113">
            <text:p>1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4">
            <text:p>114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142">
            <text:p>14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  <table:table-cell office:value-type="float" office:value="113">
            <text:p>1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  <table:table-cell office:value-type="string">
            <text:p>Action:</text:p>
          </table:table-cell>
          <table:table-cell office:value-type="string">
            <text:p>[41 &lt;-&gt; 4]</text:p>
          </table:table-cell>
          <table:table-cell office:value-type="float" office:value="11">
            <text:p>11</text:p>
          </table:table-cell>
          <table:table-cell office:value-type="float" office:value="914">
            <text:p>91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25">
            <text:p>0.025</text:p>
          </table:table-cell>
          <table:table-cell office:value-type="float" office:value="113">
            <text:p>1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4">
            <text:p>114</text:p>
          </table:table-cell>
          <table:table-cell office:value-type="string">
            <text:p>Action:</text:p>
          </table:table-cell>
          <table:table-cell office:value-type="string">
            <text:p>[16 &lt;-&gt; 47]</text:p>
          </table:table-cell>
          <table:table-cell office:value-type="float" office:value="31">
            <text:p>31</text:p>
          </table:table-cell>
          <table:table-cell office:value-type="float" office:value="464">
            <text:p>46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126582">
            <text:p>0.0126582</text:p>
          </table:table-cell>
        </table:table-row>
        <table:table-row table:style-name="ro2">
          <table:table-cell table:number-columns-repeated="7"/>
          <table:table-cell office:value-type="float" office:value="114">
            <text:p>1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15">
            <text:p>115</text:p>
          </table:table-cell>
          <table:table-cell office:value-type="string">
            <text:p>Action:</text:p>
          </table:table-cell>
          <table:table-cell office:value-type="string">
            <text:p>[12 &lt;-&gt; 18]</text:p>
          </table:table-cell>
          <table:table-cell office:value-type="float" office:value="6">
            <text:p>6</text:p>
          </table:table-cell>
          <table:table-cell office:value-type="float" office:value="771">
            <text:p>77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384615">
            <text:p>0.0384615</text:p>
          </table:table-cell>
          <table:table-cell office:value-type="float" office:value="114">
            <text:p>1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15">
            <text:p>115</text:p>
          </table:table-cell>
          <table:table-cell office:value-type="string">
            <text:p>Action:</text:p>
          </table:table-cell>
          <table:table-cell office:value-type="string">
            <text:p>[39 &lt;-&gt; 46]</text:p>
          </table:table-cell>
          <table:table-cell office:value-type="float" office:value="7">
            <text:p>7</text:p>
          </table:table-cell>
          <table:table-cell office:value-type="float" office:value="2559">
            <text:p>25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0204082">
            <text:p>0.0204082</text:p>
          </table:table-cell>
          <table:table-cell office:value-type="float" office:value="114">
            <text:p>1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5">
            <text:p>115</text:p>
          </table:table-cell>
          <table:table-cell office:value-type="string">
            <text:p>Action:</text:p>
          </table:table-cell>
          <table:table-cell office:value-type="string">
            <text:p>[22 &lt;-&gt; 16]</text:p>
          </table:table-cell>
          <table:table-cell office:value-type="float" office:value="42">
            <text:p>42</text:p>
          </table:table-cell>
          <table:table-cell office:value-type="float" office:value="1010">
            <text:p>101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0.00793651">
            <text:p>0.00793651</text:p>
          </table:table-cell>
        </table:table-row>
        <table:table-row table:style-name="ro2">
          <table:table-cell table:number-columns-repeated="7"/>
          <table:table-cell office:value-type="float" office:value="115">
            <text:p>1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679">
            <text:p>67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115">
            <text:p>1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string">
            <text:p>Action:</text:p>
          </table:table-cell>
          <table:table-cell office:value-type="string">
            <text:p>[21 &lt;-&gt; 16]</text:p>
          </table:table-cell>
          <table:table-cell office:value-type="float" office:value="43">
            <text:p>43</text:p>
          </table:table-cell>
          <table:table-cell office:value-type="float" office:value="222">
            <text:p>2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149254">
            <text:p>0.0149254</text:p>
          </table:table-cell>
          <table:table-cell office:value-type="float" office:value="115">
            <text:p>1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string">
            <text:p>Action:</text:p>
          </table:table-cell>
          <table:table-cell office:value-type="string">
            <text:p>[21 &lt;-&gt; 16]</text:p>
          </table:table-cell>
          <table:table-cell office:value-type="float" office:value="43">
            <text:p>43</text:p>
          </table:table-cell>
          <table:table-cell office:value-type="float" office:value="316">
            <text:p>31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149254">
            <text:p>0.0149254</text:p>
          </table:table-cell>
        </table:table-row>
        <table:table-row table:style-name="ro2">
          <table:table-cell table:number-columns-repeated="7"/>
          <table:table-cell office:value-type="float" office:value="116">
            <text:p>1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17">
            <text:p>117</text:p>
          </table:table-cell>
          <table:table-cell office:value-type="string">
            <text:p>Action:</text:p>
          </table:table-cell>
          <table:table-cell office:value-type="string">
            <text:p>[21 &lt;-&gt; 26]</text:p>
          </table:table-cell>
          <table:table-cell office:value-type="float" office:value="5">
            <text:p>5</text:p>
          </table:table-cell>
          <table:table-cell office:value-type="float" office:value="646">
            <text:p>6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243902">
            <text:p>0.0243902</text:p>
          </table:table-cell>
          <table:table-cell office:value-type="float" office:value="116">
            <text:p>1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  <table:table-cell office:value-type="string">
            <text:p>Action:</text:p>
          </table:table-cell>
          <table:table-cell office:value-type="string">
            <text:p>[8 &lt;-&gt; 9]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0.00452489">
            <text:p>0.00452489</text:p>
          </table:table-cell>
          <table:table-cell office:value-type="float" office:value="116">
            <text:p>1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7">
            <text:p>117</text:p>
          </table:table-cell>
          <table:table-cell office:value-type="string">
            <text:p>Action:</text:p>
          </table:table-cell>
          <table:table-cell office:value-type="string">
            <text:p>[35 &lt;-&gt; 31]</text:p>
          </table:table-cell>
          <table:table-cell office:value-type="float" office:value="44">
            <text:p>44</text:p>
          </table:table-cell>
          <table:table-cell office:value-type="float" office:value="550">
            <text:p>5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0.00684932">
            <text:p>0.00684932</text:p>
          </table:table-cell>
        </table:table-row>
        <table:table-row table:style-name="ro2">
          <table:table-cell table:number-columns-repeated="7"/>
          <table:table-cell office:value-type="float" office:value="117">
            <text:p>1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  <table:table-cell office:value-type="string">
            <text:p>Action:</text:p>
          </table:table-cell>
          <table:table-cell office:value-type="string">
            <text:p>[43 &lt;-&gt; 31]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0.0103093">
            <text:p>0.0103093</text:p>
          </table:table-cell>
          <table:table-cell office:value-type="float" office:value="117">
            <text:p>1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office:value-type="string">
            <text:p>Action:</text:p>
          </table:table-cell>
          <table:table-cell office:value-type="string">
            <text:p>[37 &lt;-&gt; 31]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0.00568182">
            <text:p>0.00568182</text:p>
          </table:table-cell>
          <table:table-cell office:value-type="float" office:value="117">
            <text:p>1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118">
            <text:p>118</text:p>
          </table:table-cell>
          <table:table-cell office:value-type="string">
            <text:p>Action:</text:p>
          </table:table-cell>
          <table:table-cell office:value-type="string">
            <text:p>[35 &lt;-&gt; 36]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144928">
            <text:p>0.0144928</text:p>
          </table:table-cell>
        </table:table-row>
        <table:table-row table:style-name="ro2">
          <table:table-cell table:number-columns-repeated="7"/>
          <table:table-cell office:value-type="float" office:value="118">
            <text:p>1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string">
            <text:p>Action:</text:p>
          </table:table-cell>
          <table:table-cell office:value-type="string">
            <text:p>[31 &lt;-&gt; 28]</text:p>
          </table:table-cell>
          <table:table-cell office:value-type="float" office:value="45">
            <text:p>45</text:p>
          </table:table-cell>
          <table:table-cell office:value-type="float" office:value="1128">
            <text:p>11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0136986">
            <text:p>0.0136986</text:p>
          </table:table-cell>
          <table:table-cell office:value-type="float" office:value="118">
            <text:p>1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1298">
            <text:p>129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185185">
            <text:p>0.0185185</text:p>
          </table:table-cell>
          <table:table-cell office:value-type="float" office:value="118">
            <text:p>1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office:value-type="string">
            <text:p>Action:</text:p>
          </table:table-cell>
          <table:table-cell office:value-type="string">
            <text:p>[20 &lt;-&gt; 23]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990099">
            <text:p>0.00990099</text:p>
          </table:table-cell>
        </table:table-row>
        <table:table-row table:style-name="ro2">
          <table:table-cell table:number-columns-repeated="7"/>
          <table:table-cell office:value-type="float" office:value="119">
            <text:p>1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990">
            <text:p>9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119">
            <text:p>1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20">
            <text:p>120</text:p>
          </table:table-cell>
          <table:table-cell office:value-type="string">
            <text:p>Action:</text:p>
          </table:table-cell>
          <table:table-cell office:value-type="string">
            <text:p>[44 &lt;-&gt; 25]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0117647">
            <text:p>0.0117647</text:p>
          </table:table-cell>
          <table:table-cell office:value-type="float" office:value="119">
            <text:p>1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20">
            <text:p>120</text:p>
          </table:table-cell>
          <table:table-cell office:value-type="string">
            <text:p>Action:</text:p>
          </table:table-cell>
          <table:table-cell office:value-type="string">
            <text:p>[28 &lt;-&gt; 40]</text:p>
          </table:table-cell>
          <table:table-cell office:value-type="float" office:value="12">
            <text:p>12</text:p>
          </table:table-cell>
          <table:table-cell office:value-type="float" office:value="299">
            <text:p>2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0052356">
            <text:p>0.0052356</text:p>
          </table:table-cell>
        </table:table-row>
        <table:table-row table:style-name="ro2">
          <table:table-cell table:number-columns-repeated="7"/>
          <table:table-cell office:value-type="float" office:value="120">
            <text:p>1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21">
            <text:p>121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554">
            <text:p>5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120">
            <text:p>1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120">
            <text:p>1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21">
            <text:p>121</text:p>
          </table:table-cell>
          <table:table-cell office:value-type="string">
            <text:p>Action:</text:p>
          </table:table-cell>
          <table:table-cell office:value-type="string">
            <text:p>[42 &lt;-&gt; 43]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table:number-columns-repeated="7"/>
          <table:table-cell office:value-type="float" office:value="121">
            <text:p>1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22">
            <text:p>122</text:p>
          </table:table-cell>
          <table:table-cell office:value-type="string">
            <text:p>Action:</text:p>
          </table:table-cell>
          <table:table-cell office:value-type="string">
            <text:p>[11 &lt;-&gt; 8]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990099">
            <text:p>0.00990099</text:p>
          </table:table-cell>
          <table:table-cell office:value-type="float" office:value="121">
            <text:p>1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2">
            <text:p>122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185185">
            <text:p>0.0185185</text:p>
          </table:table-cell>
          <table:table-cell office:value-type="float" office:value="121">
            <text:p>1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22">
            <text:p>122</text:p>
          </table:table-cell>
          <table:table-cell office:value-type="string">
            <text:p>Action:</text:p>
          </table:table-cell>
          <table:table-cell office:value-type="string">
            <text:p>[1 &lt;-&gt; 41]</text:p>
          </table:table-cell>
          <table:table-cell office:value-type="float" office:value="40">
            <text:p>40</text:p>
          </table:table-cell>
          <table:table-cell office:value-type="float" office:value="584">
            <text:p>58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.00546448">
            <text:p>0.00546448</text:p>
          </table:table-cell>
        </table:table-row>
        <table:table-row table:style-name="ro2">
          <table:table-cell table:number-columns-repeated="7"/>
          <table:table-cell office:value-type="float" office:value="122">
            <text:p>1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23">
            <text:p>123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122">
            <text:p>1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3">
            <text:p>123</text:p>
          </table:table-cell>
          <table:table-cell office:value-type="string">
            <text:p>Action:</text:p>
          </table:table-cell>
          <table:table-cell office:value-type="string">
            <text:p>[35 &lt;-&gt; 31]</text:p>
          </table:table-cell>
          <table:table-cell office:value-type="float" office:value="44">
            <text:p>44</text:p>
          </table:table-cell>
          <table:table-cell office:value-type="float" office:value="422">
            <text:p>4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0.00684932">
            <text:p>0.00684932</text:p>
          </table:table-cell>
          <table:table-cell office:value-type="float" office:value="122">
            <text:p>1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123">
            <text:p>123</text:p>
          </table:table-cell>
          <table:table-cell office:value-type="string">
            <text:p>Action:</text:p>
          </table:table-cell>
          <table:table-cell office:value-type="string">
            <text:p>[37 &lt;-&gt; 38]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0.00406504">
            <text:p>0.00406504</text:p>
          </table:table-cell>
        </table:table-row>
        <table:table-row table:style-name="ro2">
          <table:table-cell table:number-columns-repeated="7"/>
          <table:table-cell office:value-type="float" office:value="123">
            <text:p>1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24">
            <text:p>124</text:p>
          </table:table-cell>
          <table:table-cell office:value-type="string">
            <text:p>Action:</text:p>
          </table:table-cell>
          <table:table-cell office:value-type="string">
            <text:p>[33 &lt;-&gt; 44]</text:p>
          </table:table-cell>
          <table:table-cell office:value-type="float" office:value="11">
            <text:p>11</text:p>
          </table:table-cell>
          <table:table-cell office:value-type="float" office:value="647">
            <text:p>6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00269542">
            <text:p>0.00269542</text:p>
          </table:table-cell>
          <table:table-cell office:value-type="float" office:value="123">
            <text:p>1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4">
            <text:p>124</text:p>
          </table:table-cell>
          <table:table-cell office:value-type="string">
            <text:p>Action:</text:p>
          </table:table-cell>
          <table:table-cell office:value-type="string">
            <text:p>[32 &lt;-&gt; 27]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0.00505051">
            <text:p>0.00505051</text:p>
          </table:table-cell>
          <table:table-cell office:value-type="float" office:value="123">
            <text:p>1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  <table:table-cell office:value-type="string">
            <text:p>Action:</text:p>
          </table:table-cell>
          <table:table-cell office:value-type="string">
            <text:p>[21 &lt;-&gt; 22]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0.00389105">
            <text:p>0.00389105</text:p>
          </table:table-cell>
        </table:table-row>
        <table:table-row table:style-name="ro2">
          <table:table-cell table:number-columns-repeated="7"/>
          <table:table-cell office:value-type="float" office:value="124">
            <text:p>1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25">
            <text:p>125</text:p>
          </table:table-cell>
          <table:table-cell office:value-type="string">
            <text:p>Action:</text:p>
          </table:table-cell>
          <table:table-cell office:value-type="string">
            <text:p>[37 &lt;-&gt; 41]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.00892857">
            <text:p>0.00892857</text:p>
          </table:table-cell>
          <table:table-cell office:value-type="float" office:value="124">
            <text:p>1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string">
            <text:p>Action:</text:p>
          </table:table-cell>
          <table:table-cell office:value-type="string">
            <text:p>[25 &lt;-&gt; 20]</text:p>
          </table:table-cell>
          <table:table-cell office:value-type="float" office:value="43">
            <text:p>43</text:p>
          </table:table-cell>
          <table:table-cell office:value-type="float" office:value="496">
            <text:p>49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3125">
            <text:p>0.03125</text:p>
          </table:table-cell>
          <table:table-cell office:value-type="float" office:value="124">
            <text:p>1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25">
            <text:p>125</text:p>
          </table:table-cell>
          <table:table-cell office:value-type="string">
            <text:p>Action:</text:p>
          </table:table-cell>
          <table:table-cell office:value-type="string">
            <text:p>[0 &lt;-&gt; 40]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0.0027933">
            <text:p>0.0027933</text:p>
          </table:table-cell>
        </table:table-row>
        <table:table-row table:style-name="ro2">
          <table:table-cell table:number-columns-repeated="7"/>
          <table:table-cell office:value-type="float" office:value="125">
            <text:p>1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string">
            <text:p>Action:</text:p>
          </table:table-cell>
          <table:table-cell office:value-type="string">
            <text:p>[8 &lt;-&gt; 16]</text:p>
          </table:table-cell>
          <table:table-cell office:value-type="float" office:value="8">
            <text:p>8</text:p>
          </table:table-cell>
          <table:table-cell office:value-type="float" office:value="515">
            <text:p>5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.00383142">
            <text:p>0.00383142</text:p>
          </table:table-cell>
          <table:table-cell office:value-type="float" office:value="125">
            <text:p>1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6">
            <text:p>126</text:p>
          </table:table-cell>
          <table:table-cell office:value-type="string">
            <text:p>Action:</text:p>
          </table:table-cell>
          <table:table-cell office:value-type="string">
            <text:p>[18 &lt;-&gt; 14]</text:p>
          </table:table-cell>
          <table:table-cell office:value-type="float" office:value="44">
            <text:p>44</text:p>
          </table:table-cell>
          <table:table-cell office:value-type="float" office:value="735">
            <text:p>7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0.0075188">
            <text:p>0.0075188</text:p>
          </table:table-cell>
          <table:table-cell office:value-type="float" office:value="125">
            <text:p>1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Action:</text:p>
          </table:table-cell>
          <table:table-cell office:value-type="string">
            <text:p>[44 &lt;-&gt; 25]</text:p>
          </table:table-cell>
          <table:table-cell office:value-type="float" office:value="29">
            <text:p>29</text:p>
          </table:table-cell>
          <table:table-cell office:value-type="float" office:value="560">
            <text:p>56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0117647">
            <text:p>0.0117647</text:p>
          </table:table-cell>
        </table:table-row>
        <table:table-row table:style-name="ro2">
          <table:table-cell table:number-columns-repeated="7"/>
          <table:table-cell office:value-type="float" office:value="126">
            <text:p>1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27">
            <text:p>127</text:p>
          </table:table-cell>
          <table:table-cell office:value-type="string">
            <text:p>Action:</text:p>
          </table:table-cell>
          <table:table-cell office:value-type="string">
            <text:p>[11 &lt;-&gt; 12]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.0078125">
            <text:p>0.0078125</text:p>
          </table:table-cell>
          <table:table-cell office:value-type="float" office:value="126">
            <text:p>1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7">
            <text:p>127</text:p>
          </table:table-cell>
          <table:table-cell office:value-type="string">
            <text:p>Action:</text:p>
          </table:table-cell>
          <table:table-cell office:value-type="string">
            <text:p>[22 &lt;-&gt; 5]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.0166667">
            <text:p>0.0166667</text:p>
          </table:table-cell>
          <table:table-cell office:value-type="float" office:value="126">
            <text:p>1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27">
            <text:p>127</text:p>
          </table:table-cell>
          <table:table-cell office:value-type="string">
            <text:p>Action:</text:p>
          </table:table-cell>
          <table:table-cell office:value-type="string">
            <text:p>[26 &lt;-&gt; 42]</text:p>
          </table:table-cell>
          <table:table-cell office:value-type="float" office:value="16">
            <text:p>16</text:p>
          </table:table-cell>
          <table:table-cell office:value-type="float" office:value="532">
            <text:p>53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0.00367647">
            <text:p>0.00367647</text:p>
          </table:table-cell>
        </table:table-row>
        <table:table-row table:style-name="ro2">
          <table:table-cell table:number-columns-repeated="7"/>
          <table:table-cell office:value-type="float" office:value="127">
            <text:p>1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string">
            <text:p>Action:</text:p>
          </table:table-cell>
          <table:table-cell office:value-type="string">
            <text:p>[9 &lt;-&gt; 16]</text:p>
          </table:table-cell>
          <table:table-cell office:value-type="float" office:value="7">
            <text:p>7</text:p>
          </table:table-cell>
          <table:table-cell office:value-type="float" office:value="630">
            <text:p>6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0.00395257">
            <text:p>0.00395257</text:p>
          </table:table-cell>
          <table:table-cell office:value-type="float" office:value="127">
            <text:p>1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8">
            <text:p>128</text:p>
          </table:table-cell>
          <table:table-cell office:value-type="string">
            <text:p>Action:</text:p>
          </table:table-cell>
          <table:table-cell office:value-type="string">
            <text:p>[13 &lt;-&gt; 7]</text:p>
          </table:table-cell>
          <table:table-cell office:value-type="float" office:value="42">
            <text:p>42</text:p>
          </table:table-cell>
          <table:table-cell office:value-type="float" office:value="903">
            <text:p>9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0.00588235">
            <text:p>0.00588235</text:p>
          </table:table-cell>
          <table:table-cell office:value-type="float" office:value="127">
            <text:p>1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28">
            <text:p>128</text:p>
          </table:table-cell>
          <table:table-cell office:value-type="string">
            <text:p>Action:</text:p>
          </table:table-cell>
          <table:table-cell office:value-type="string">
            <text:p>[28 &lt;-&gt; 23]</text:p>
          </table:table-cell>
          <table:table-cell office:value-type="float" office:value="43">
            <text:p>43</text:p>
          </table:table-cell>
          <table:table-cell office:value-type="float" office:value="561">
            <text:p>56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0.00689655">
            <text:p>0.00689655</text:p>
          </table:table-cell>
        </table:table-row>
        <table:table-row table:style-name="ro2">
          <table:table-cell table:number-columns-repeated="7"/>
          <table:table-cell office:value-type="float" office:value="128">
            <text:p>1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29">
            <text:p>129</text:p>
          </table:table-cell>
          <table:table-cell office:value-type="string">
            <text:p>Action:</text:p>
          </table:table-cell>
          <table:table-cell office:value-type="string">
            <text:p>[11 &lt;-&gt; 12]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.0078125">
            <text:p>0.0078125</text:p>
          </table:table-cell>
          <table:table-cell office:value-type="float" office:value="128">
            <text:p>1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9">
            <text:p>129</text:p>
          </table:table-cell>
          <table:table-cell office:value-type="string">
            <text:p>Action:</text:p>
          </table:table-cell>
          <table:table-cell office:value-type="string">
            <text:p>[18 &lt;-&gt; 14]</text:p>
          </table:table-cell>
          <table:table-cell office:value-type="float" office:value="44">
            <text:p>44</text:p>
          </table:table-cell>
          <table:table-cell office:value-type="float" office:value="825">
            <text:p>82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0.0075188">
            <text:p>0.0075188</text:p>
          </table:table-cell>
          <table:table-cell office:value-type="float" office:value="128">
            <text:p>1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29">
            <text:p>129</text:p>
          </table:table-cell>
          <table:table-cell office:value-type="string">
            <text:p>Action:</text:p>
          </table:table-cell>
          <table:table-cell office:value-type="string">
            <text:p>[9 &lt;-&gt; 20]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office:value-type="float" office:value="0.00162338">
            <text:p>0.00162338</text:p>
          </table:table-cell>
        </table:table-row>
        <table:table-row table:style-name="ro2">
          <table:table-cell table:number-columns-repeated="7"/>
          <table:table-cell office:value-type="float" office:value="129">
            <text:p>1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string">
            <text:p>Action:</text:p>
          </table:table-cell>
          <table:table-cell office:value-type="string">
            <text:p>[9 &lt;-&gt; 6]</text:p>
          </table:table-cell>
          <table:table-cell office:value-type="float" office:value="45">
            <text:p>45</text:p>
          </table:table-cell>
          <table:table-cell office:value-type="float" office:value="269">
            <text:p>26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0.00409836">
            <text:p>0.00409836</text:p>
          </table:table-cell>
          <table:table-cell office:value-type="float" office:value="129">
            <text:p>1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30">
            <text:p>130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185185">
            <text:p>0.0185185</text:p>
          </table:table-cell>
          <table:table-cell office:value-type="float" office:value="129">
            <text:p>1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string">
            <text:p>Action:</text:p>
          </table:table-cell>
          <table:table-cell office:value-type="string">
            <text:p>[22 &lt;-&gt; 8]</text:p>
          </table:table-cell>
          <table:table-cell office:value-type="float" office:value="34">
            <text:p>34</text:p>
          </table:table-cell>
          <table:table-cell office:value-type="float" office:value="603">
            <text:p>6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0.0025641">
            <text:p>0.0025641</text:p>
          </table:table-cell>
        </table:table-row>
        <table:table-row table:style-name="ro2">
          <table:table-cell table:number-columns-repeated="7"/>
          <table:table-cell office:value-type="float" office:value="130">
            <text:p>1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31">
            <text:p>131</text:p>
          </table:table-cell>
          <table:table-cell office:value-type="string">
            <text:p>Action:</text:p>
          </table:table-cell>
          <table:table-cell office:value-type="string">
            <text:p>[13 &lt;-&gt; 32]</text:p>
          </table:table-cell>
          <table:table-cell office:value-type="float" office:value="19">
            <text:p>19</text:p>
          </table:table-cell>
          <table:table-cell office:value-type="float" office:value="240">
            <text:p>2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0.00833333">
            <text:p>0.00833333</text:p>
          </table:table-cell>
          <table:table-cell office:value-type="float" office:value="130">
            <text:p>1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31">
            <text:p>131</text:p>
          </table:table-cell>
          <table:table-cell office:value-type="string">
            <text:p>Action:</text:p>
          </table:table-cell>
          <table:table-cell office:value-type="string">
            <text:p>[4 &lt;-&gt; 46]</text:p>
          </table:table-cell>
          <table:table-cell office:value-type="float" office:value="42">
            <text:p>42</text:p>
          </table:table-cell>
          <table:table-cell office:value-type="float" office:value="252">
            <text:p>25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0.010101">
            <text:p>0.010101</text:p>
          </table:table-cell>
          <table:table-cell office:value-type="float" office:value="130">
            <text:p>1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31">
            <text:p>131</text:p>
          </table:table-cell>
          <table:table-cell office:value-type="string">
            <text:p>Action:</text:p>
          </table:table-cell>
          <table:table-cell office:value-type="string">
            <text:p>[9 &lt;-&gt; 6]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0.00409836">
            <text:p>0.00409836</text:p>
          </table:table-cell>
        </table:table-row>
        <table:table-row table:style-name="ro2">
          <table:table-cell table:number-columns-repeated="7"/>
          <table:table-cell office:value-type="float" office:value="131">
            <text:p>1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string">
            <text:p>Action:</text:p>
          </table:table-cell>
          <table:table-cell office:value-type="string">
            <text:p>[42 &lt;-&gt; 43]</text:p>
          </table:table-cell>
          <table:table-cell office:value-type="float" office:value="1">
            <text:p>1</text:p>
          </table:table-cell>
          <table:table-cell office:value-type="float" office:value="762">
            <text:p>76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0.004">
            <text:p>0.004</text:p>
          </table:table-cell>
          <table:table-cell office:value-type="float" office:value="131">
            <text:p>1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132">
            <text:p>132</text:p>
          </table:table-cell>
          <table:table-cell office:value-type="string">
            <text:p>Action:</text:p>
          </table:table-cell>
          <table:table-cell office:value-type="string">
            <text:p>[20 &lt;-&gt; 23]</text:p>
          </table:table-cell>
          <table:table-cell office:value-type="float" office:value="3">
            <text:p>3</text:p>
          </table:table-cell>
          <table:table-cell office:value-type="float" office:value="426">
            <text:p>4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990099">
            <text:p>0.00990099</text:p>
          </table:table-cell>
          <table:table-cell office:value-type="float" office:value="131">
            <text:p>1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 office:value-type="string">
            <text:p>Action:</text:p>
          </table:table-cell>
          <table:table-cell office:value-type="string">
            <text:p>[42 &lt;-&gt; 43]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table:number-columns-repeated="7"/>
          <table:table-cell office:value-type="float" office:value="132">
            <text:p>1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33">
            <text:p>133</text:p>
          </table:table-cell>
          <table:table-cell office:value-type="string">
            <text:p>Action:</text:p>
          </table:table-cell>
          <table:table-cell office:value-type="string">
            <text:p>[24 &lt;-&gt; 21]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0.00334448">
            <text:p>0.00334448</text:p>
          </table:table-cell>
          <table:table-cell office:value-type="float" office:value="132">
            <text:p>1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33">
            <text:p>133</text:p>
          </table:table-cell>
          <table:table-cell office:value-type="string">
            <text:p>Action:</text:p>
          </table:table-cell>
          <table:table-cell office:value-type="string">
            <text:p>[44 &lt;-&gt; 7]</text:p>
          </table:table-cell>
          <table:table-cell office:value-type="float" office:value="11">
            <text:p>11</text:p>
          </table:table-cell>
          <table:table-cell office:value-type="float" office:value="166">
            <text:p>16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0.00574713">
            <text:p>0.00574713</text:p>
          </table:table-cell>
          <table:table-cell office:value-type="float" office:value="132">
            <text:p>1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string">
            <text:p>Action:</text:p>
          </table:table-cell>
          <table:table-cell office:value-type="string">
            <text:p>[9 &lt;-&gt; 10]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  <table:table-cell office:value-type="float" office:value="0.00111111">
            <text:p>0.00111111</text:p>
          </table:table-cell>
        </table:table-row>
        <table:table-row table:style-name="ro2">
          <table:table-cell table:number-columns-repeated="7"/>
          <table:table-cell office:value-type="float" office:value="133">
            <text:p>1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34">
            <text:p>134</text:p>
          </table:table-cell>
          <table:table-cell office:value-type="string">
            <text:p>Action:</text:p>
          </table:table-cell>
          <table:table-cell office:value-type="string">
            <text:p>[11 &lt;-&gt; 12]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.0078125">
            <text:p>0.0078125</text:p>
          </table:table-cell>
          <table:table-cell office:value-type="float" office:value="133">
            <text:p>1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34">
            <text:p>134</text:p>
          </table:table-cell>
          <table:table-cell office:value-type="string">
            <text:p>Action:</text:p>
          </table:table-cell>
          <table:table-cell office:value-type="string">
            <text:p>[0 &lt;-&gt; 5]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0.00617284">
            <text:p>0.00617284</text:p>
          </table:table-cell>
          <table:table-cell office:value-type="float" office:value="133">
            <text:p>1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34">
            <text:p>134</text:p>
          </table:table-cell>
          <table:table-cell office:value-type="string">
            <text:p>Action:</text:p>
          </table:table-cell>
          <table:table-cell office:value-type="string">
            <text:p>[8 &lt;-&gt; 10]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61">
            <text:p>861</text:p>
          </table:table-cell>
          <table:table-cell office:value-type="float" office:value="0.00116009">
            <text:p>0.00116009</text:p>
          </table:table-cell>
        </table:table-row>
        <table:table-row table:style-name="ro2">
          <table:table-cell table:number-columns-repeated="7"/>
          <table:table-cell office:value-type="float" office:value="134">
            <text:p>1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string">
            <text:p>Action:</text:p>
          </table:table-cell>
          <table:table-cell office:value-type="string">
            <text:p>[36 &lt;-&gt; 10]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0.00578035">
            <text:p>0.00578035</text:p>
          </table:table-cell>
          <table:table-cell office:value-type="float" office:value="134">
            <text:p>1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35">
            <text:p>135</text:p>
          </table:table-cell>
          <table:table-cell office:value-type="string">
            <text:p>Action:</text:p>
          </table:table-cell>
          <table:table-cell office:value-type="string">
            <text:p>[38 &lt;-&gt; 35]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0.00138696">
            <text:p>0.00138696</text:p>
          </table:table-cell>
          <table:table-cell office:value-type="float" office:value="134">
            <text:p>1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  <table:table-cell office:value-type="string">
            <text:p>Action:</text:p>
          </table:table-cell>
          <table:table-cell office:value-type="string">
            <text:p>[9 &lt;-&gt; 10]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  <table:table-cell office:value-type="float" office:value="0.00111111">
            <text:p>0.00111111</text:p>
          </table:table-cell>
        </table:table-row>
        <table:table-row table:style-name="ro2">
          <table:table-cell table:number-columns-repeated="7"/>
          <table:table-cell office:value-type="float" office:value="135">
            <text:p>1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string">
            <text:p>Action:</text:p>
          </table:table-cell>
          <table:table-cell office:value-type="string">
            <text:p>[40 &lt;-&gt; 12]</text:p>
          </table:table-cell>
          <table:table-cell office:value-type="float" office:value="20">
            <text:p>20</text:p>
          </table:table-cell>
          <table:table-cell office:value-type="float" office:value="544">
            <text:p>5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.0169492">
            <text:p>0.0169492</text:p>
          </table:table-cell>
          <table:table-cell office:value-type="float" office:value="135">
            <text:p>1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136">
            <text:p>136</text:p>
          </table:table-cell>
          <table:table-cell office:value-type="string">
            <text:p>Action:</text:p>
          </table:table-cell>
          <table:table-cell office:value-type="string">
            <text:p>[7 &lt;-&gt; 9]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0.00507614">
            <text:p>0.00507614</text:p>
          </table:table-cell>
          <table:table-cell office:value-type="float" office:value="135">
            <text:p>1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36">
            <text:p>136</text:p>
          </table:table-cell>
          <table:table-cell office:value-type="string">
            <text:p>Action:</text:p>
          </table:table-cell>
          <table:table-cell office:value-type="string">
            <text:p>[9 &lt;-&gt; 10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136">
            <text:p>13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  <table:table-cell office:value-type="string">
            <text:p>Action:</text:p>
          </table:table-cell>
          <table:table-cell office:value-type="string">
            <text:p>[42 &lt;-&gt; 35]</text:p>
          </table:table-cell>
          <table:table-cell office:value-type="float" office:value="41">
            <text:p>41</text:p>
          </table:table-cell>
          <table:table-cell office:value-type="float" office:value="263">
            <text:p>26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285714">
            <text:p>0.0285714</text:p>
          </table:table-cell>
          <table:table-cell office:value-type="float" office:value="136">
            <text:p>13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37">
            <text:p>137</text:p>
          </table:table-cell>
          <table:table-cell office:value-type="string">
            <text:p>Action:</text:p>
          </table:table-cell>
          <table:table-cell office:value-type="string">
            <text:p>[18 &lt;-&gt; 27]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0.00197239">
            <text:p>0.00197239</text:p>
          </table:table-cell>
          <table:table-cell/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</table:table-row>
        <table:table-row table:style-name="ro2">
          <table:table-cell table:number-columns-repeated="7"/>
          <table:table-cell office:value-type="float" office:value="137">
            <text:p>13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string">
            <text:p>Action:</text:p>
          </table:table-cell>
          <table:table-cell office:value-type="string">
            <text:p>[46 &lt;-&gt; 10]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0.00471698">
            <text:p>0.00471698</text:p>
          </table:table-cell>
          <table:table-cell office:value-type="float" office:value="137">
            <text:p>13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38">
            <text:p>138</text:p>
          </table:table-cell>
          <table:table-cell office:value-type="string">
            <text:p>Action:</text:p>
          </table:table-cell>
          <table:table-cell office:value-type="string">
            <text:p>[25 &lt;-&gt; 19]</text:p>
          </table:table-cell>
          <table:table-cell office:value-type="float" office:value="42">
            <text:p>42</text:p>
          </table:table-cell>
          <table:table-cell office:value-type="float" office:value="363">
            <text:p>36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0.00429185">
            <text:p>0.00429185</text:p>
          </table:table-cell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35 &lt;-&gt; 37]</text:p>
          </table:table-cell>
          <table:table-cell office:value-type="float" office:value="2">
            <text:p>2</text:p>
          </table:table-cell>
          <table:table-cell office:value-type="float" office:value="10146">
            <text:p>10146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table:number-columns-repeated="7"/>
          <table:table-cell office:value-type="float" office:value="138">
            <text:p>13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39">
            <text:p>139</text:p>
          </table:table-cell>
          <table:table-cell office:value-type="string">
            <text:p>Action:</text:p>
          </table:table-cell>
          <table:table-cell office:value-type="string">
            <text:p>[0 &lt;-&gt; 9]</text:p>
          </table:table-cell>
          <table:table-cell office:value-type="float" office:value="9">
            <text:p>9</text:p>
          </table:table-cell>
          <table:table-cell office:value-type="float" office:value="473">
            <text:p>47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454545">
            <text:p>0.0454545</text:p>
          </table:table-cell>
          <table:table-cell office:value-type="float" office:value="138">
            <text:p>13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39">
            <text:p>139</text:p>
          </table:table-cell>
          <table:table-cell office:value-type="string">
            <text:p>Action:</text:p>
          </table:table-cell>
          <table:table-cell office:value-type="string">
            <text:p>[37 &lt;-&gt; 38]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0.00406504">
            <text:p>0.00406504</text:p>
          </table:table-cell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6 &lt;-&gt; 41]</text:p>
          </table:table-cell>
          <table:table-cell office:value-type="float" office:value="35">
            <text:p>35</text:p>
          </table:table-cell>
          <table:table-cell office:value-type="float" office:value="8416">
            <text:p>8416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</table:table-row>
        <table:table-row table:style-name="ro2">
          <table:table-cell table:number-columns-repeated="7"/>
          <table:table-cell office:value-type="float" office:value="139">
            <text:p>13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40">
            <text:p>140</text:p>
          </table:table-cell>
          <table:table-cell office:value-type="string">
            <text:p>Action:</text:p>
          </table:table-cell>
          <table:table-cell office:value-type="string">
            <text:p>[6 &lt;-&gt; 7]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0.00155763">
            <text:p>0.00155763</text:p>
          </table:table-cell>
          <table:table-cell office:value-type="float" office:value="139">
            <text:p>13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140">
            <text:p>140</text:p>
          </table:table-cell>
          <table:table-cell office:value-type="string">
            <text:p>Action:</text:p>
          </table:table-cell>
          <table:table-cell office:value-type="string">
            <text:p>[35 &lt;-&gt; 36]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144928">
            <text:p>0.0144928</text:p>
          </table:table-cell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8 &lt;-&gt; 22]</text:p>
          </table:table-cell>
          <table:table-cell office:value-type="float" office:value="14">
            <text:p>14</text:p>
          </table:table-cell>
          <table:table-cell office:value-type="float" office:value="7107">
            <text:p>7107</text:p>
          </table:table-cell>
          <table:table-cell office:value-type="string">
            <text:p>Stats:</text:p>
          </table:table-cell>
          <table:table-cell office:value-type="float" office:value="8">
            <text:p>8</text:p>
          </table:table-cell>
          <table:table-cell office:value-type="float" office:value="2296">
            <text:p>2296</text:p>
          </table:table-cell>
          <table:table-cell office:value-type="float" office:value="0.00347222">
            <text:p>0.00347222</text:p>
          </table:table-cell>
        </table:table-row>
        <table:table-row table:style-name="ro2">
          <table:table-cell table:number-columns-repeated="7"/>
          <table:table-cell office:value-type="float" office:value="140">
            <text:p>14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41">
            <text:p>141</text:p>
          </table:table-cell>
          <table:table-cell office:value-type="string">
            <text:p>Action:</text:p>
          </table:table-cell>
          <table:table-cell office:value-type="string">
            <text:p>[45 &lt;-&gt; 41]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60">
            <text:p>860</text:p>
          </table:table-cell>
          <table:table-cell office:value-type="float" office:value="0.00116144">
            <text:p>0.00116144</text:p>
          </table:table-cell>
          <table:table-cell office:value-type="float" office:value="140">
            <text:p>14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141">
            <text:p>141</text:p>
          </table:table-cell>
          <table:table-cell office:value-type="string">
            <text:p>Action:</text:p>
          </table:table-cell>
          <table:table-cell office:value-type="string">
            <text:p>[41 &lt;-&gt; 38]</text:p>
          </table:table-cell>
          <table:table-cell office:value-type="float" office:value="45">
            <text:p>45</text:p>
          </table:table-cell>
          <table:table-cell office:value-type="float" office:value="277">
            <text:p>27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0.00210526">
            <text:p>0.00210526</text:p>
          </table:table-cell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2 &lt;-&gt; 40]</text:p>
          </table:table-cell>
          <table:table-cell office:value-type="float" office:value="38">
            <text:p>38</text:p>
          </table:table-cell>
          <table:table-cell office:value-type="float" office:value="7077">
            <text:p>7077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</table:table-row>
        <table:table-row table:style-name="ro2">
          <table:table-cell table:number-columns-repeated="7"/>
          <table:table-cell office:value-type="float" office:value="141">
            <text:p>14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string">
            <text:p>Action:</text:p>
          </table:table-cell>
          <table:table-cell office:value-type="string">
            <text:p>[43 &lt;-&gt; 44]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0.000737463">
            <text:p>0.000737463</text:p>
          </table:table-cell>
          <table:table-cell office:value-type="float" office:value="141">
            <text:p>14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142">
            <text:p>142</text:p>
          </table:table-cell>
          <table:table-cell office:value-type="string">
            <text:p>Action:</text:p>
          </table:table-cell>
          <table:table-cell office:value-type="string">
            <text:p>[35 &lt;-&gt; 36]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144928">
            <text:p>0.0144928</text:p>
          </table:table-cell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1 &lt;-&gt; 10]</text:p>
          </table:table-cell>
          <table:table-cell office:value-type="float" office:value="9">
            <text:p>9</text:p>
          </table:table-cell>
          <table:table-cell office:value-type="float" office:value="6654">
            <text:p>6654</text:p>
          </table:table-cell>
          <table:table-cell office:value-type="string">
            <text:p>Stats:</text:p>
          </table:table-cell>
          <table:table-cell office:value-type="float" office:value="10">
            <text:p>10</text:p>
          </table:table-cell>
          <table:table-cell office:value-type="float" office:value="2294">
            <text:p>2294</text:p>
          </table:table-cell>
          <table:table-cell office:value-type="float" office:value="0.00434028">
            <text:p>0.00434028</text:p>
          </table:table-cell>
        </table:table-row>
        <table:table-row table:style-name="ro2">
          <table:table-cell table:number-columns-repeated="7"/>
          <table:table-cell office:value-type="float" office:value="142">
            <text:p>14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143">
            <text:p>143</text:p>
          </table:table-cell>
          <table:table-cell office:value-type="string">
            <text:p>Action:</text:p>
          </table:table-cell>
          <table:table-cell office:value-type="string">
            <text:p>[43 &lt;-&gt; 44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string">
            <text:p>Action:</text:p>
          </table:table-cell>
          <table:table-cell office:value-type="string">
            <text:p>[45 &lt;-&gt; 41]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60">
            <text:p>860</text:p>
          </table:table-cell>
          <table:table-cell office:value-type="float" office:value="0.00116144">
            <text:p>0.00116144</text:p>
          </table:table-cell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47 &lt;-&gt; 22]</text:p>
          </table:table-cell>
          <table:table-cell office:value-type="float" office:value="23">
            <text:p>23</text:p>
          </table:table-cell>
          <table:table-cell office:value-type="float" office:value="6251">
            <text:p>6251</text:p>
          </table:table-cell>
          <table:table-cell office:value-type="string">
            <text:p>Stats:</text:p>
          </table:table-cell>
          <table:table-cell office:value-type="float" office:value="8">
            <text:p>8</text:p>
          </table:table-cell>
          <table:table-cell office:value-type="float" office:value="2296">
            <text:p>2296</text:p>
          </table:table-cell>
          <table:table-cell office:value-type="float" office:value="0.00347222">
            <text:p>0.00347222</text:p>
          </table:table-cell>
        </table:table-row>
        <table:table-row table:style-name="ro1">
          <table:table-cell table:number-columns-repeated="8"/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  <table:table-cell office:value-type="float" office:value="143">
            <text:p>14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Action:</text:p>
          </table:table-cell>
          <table:table-cell office:value-type="string">
            <text:p>[42 &lt;-&gt; 43]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0.004">
            <text:p>0.004</text:p>
          </table:table-cell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22 &lt;-&gt; 29]</text:p>
          </table:table-cell>
          <table:table-cell office:value-type="float" office:value="7">
            <text:p>7</text:p>
          </table:table-cell>
          <table:table-cell office:value-type="float" office:value="6381">
            <text:p>6381</text:p>
          </table:table-cell>
          <table:table-cell office:value-type="string">
            <text:p>Stats:</text:p>
          </table:table-cell>
          <table:table-cell office:value-type="float" office:value="11">
            <text:p>11</text:p>
          </table:table-cell>
          <table:table-cell office:value-type="float" office:value="2293">
            <text:p>2293</text:p>
          </table:table-cell>
          <table:table-cell office:value-type="float" office:value="0.00477431">
            <text:p>0.00477431</text:p>
          </table:table-cell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38 &lt;-&gt; 17]</text:p>
          </table:table-cell>
          <table:table-cell office:value-type="float" office:value="27">
            <text:p>27</text:p>
          </table:table-cell>
          <table:table-cell office:value-type="float" office:value="10405">
            <text:p>10405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44">
            <text:p>14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5">
            <text:p>145</text:p>
          </table:table-cell>
          <table:table-cell office:value-type="string">
            <text:p>Action:</text:p>
          </table:table-cell>
          <table:table-cell office:value-type="string">
            <text:p>[42 &lt;-&gt; 43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24 &lt;-&gt; 35]</text:p>
          </table:table-cell>
          <table:table-cell office:value-type="float" office:value="11">
            <text:p>11</text:p>
          </table:table-cell>
          <table:table-cell office:value-type="float" office:value="5245">
            <text:p>5245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8 &lt;-&gt; 3]</text:p>
          </table:table-cell>
          <table:table-cell office:value-type="float" office:value="43">
            <text:p>43</text:p>
          </table:table-cell>
          <table:table-cell office:value-type="float" office:value="9932">
            <text:p>9932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/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23 &lt;-&gt; 28]</text:p>
          </table:table-cell>
          <table:table-cell office:value-type="float" office:value="5">
            <text:p>5</text:p>
          </table:table-cell>
          <table:table-cell office:value-type="float" office:value="4967">
            <text:p>4967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table:number-columns-repeated="7"/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43 &lt;-&gt; 29]</text:p>
          </table:table-cell>
          <table:table-cell office:value-type="float" office:value="34">
            <text:p>34</text:p>
          </table:table-cell>
          <table:table-cell office:value-type="float" office:value="9175">
            <text:p>9175</text:p>
          </table:table-cell>
          <table:table-cell office:value-type="string">
            <text:p>Stats:</text:p>
          </table:table-cell>
          <table:table-cell office:value-type="float" office:value="9">
            <text:p>9</text:p>
          </table:table-cell>
          <table:table-cell office:value-type="float" office:value="2295">
            <text:p>2295</text:p>
          </table:table-cell>
          <table:table-cell office:value-type="float" office:value="0.00390625">
            <text:p>0.00390625</text:p>
          </table:table-cell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9 &lt;-&gt; 25]</text:p>
          </table:table-cell>
          <table:table-cell office:value-type="float" office:value="16">
            <text:p>16</text:p>
          </table:table-cell>
          <table:table-cell office:value-type="float" office:value="9490">
            <text:p>9490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19 &lt;-&gt; 14]</text:p>
          </table:table-cell>
          <table:table-cell office:value-type="float" office:value="43">
            <text:p>43</text:p>
          </table:table-cell>
          <table:table-cell office:value-type="float" office:value="4760">
            <text:p>4760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table:number-columns-repeated="7"/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29 &lt;-&gt; 25]</text:p>
          </table:table-cell>
          <table:table-cell office:value-type="float" office:value="44">
            <text:p>44</text:p>
          </table:table-cell>
          <table:table-cell office:value-type="float" office:value="8392">
            <text:p>8392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8 &lt;-&gt; 21]</text:p>
          </table:table-cell>
          <table:table-cell office:value-type="float" office:value="13">
            <text:p>13</text:p>
          </table:table-cell>
          <table:table-cell office:value-type="float" office:value="9350">
            <text:p>9350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29 &lt;-&gt; 38]</text:p>
          </table:table-cell>
          <table:table-cell office:value-type="float" office:value="9">
            <text:p>9</text:p>
          </table:table-cell>
          <table:table-cell office:value-type="float" office:value="4358">
            <text:p>4358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table:number-columns-repeated="7"/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15 &lt;-&gt; 41]</text:p>
          </table:table-cell>
          <table:table-cell office:value-type="float" office:value="26">
            <text:p>26</text:p>
          </table:table-cell>
          <table:table-cell office:value-type="float" office:value="10002">
            <text:p>10002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1 &lt;-&gt; 2]</text:p>
          </table:table-cell>
          <table:table-cell office:value-type="float" office:value="1">
            <text:p>1</text:p>
          </table:table-cell>
          <table:table-cell office:value-type="float" office:value="9223">
            <text:p>9223</text:p>
          </table:table-cell>
          <table:table-cell office:value-type="string">
            <text:p>Stats:</text:p>
          </table:table-cell>
          <table:table-cell office:value-type="float" office:value="8">
            <text:p>8</text:p>
          </table:table-cell>
          <table:table-cell office:value-type="float" office:value="2296">
            <text:p>2296</text:p>
          </table:table-cell>
          <table:table-cell office:value-type="float" office:value="0.00347222">
            <text:p>0.00347222</text:p>
          </table:table-cell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10 &lt;-&gt; 43]</text:p>
          </table:table-cell>
          <table:table-cell office:value-type="float" office:value="33">
            <text:p>33</text:p>
          </table:table-cell>
          <table:table-cell office:value-type="float" office:value="3740">
            <text:p>3740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table:number-columns-repeated="7"/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7 &lt;-&gt; 38]</text:p>
          </table:table-cell>
          <table:table-cell office:value-type="float" office:value="31">
            <text:p>31</text:p>
          </table:table-cell>
          <table:table-cell office:value-type="float" office:value="5594">
            <text:p>5594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13 &lt;-&gt; 1]</text:p>
          </table:table-cell>
          <table:table-cell office:value-type="float" office:value="36">
            <text:p>36</text:p>
          </table:table-cell>
          <table:table-cell office:value-type="float" office:value="7723">
            <text:p>7723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0 &lt;-&gt; 29]</text:p>
          </table:table-cell>
          <table:table-cell office:value-type="float" office:value="29">
            <text:p>29</text:p>
          </table:table-cell>
          <table:table-cell office:value-type="float" office:value="4262">
            <text:p>4262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table:number-columns-repeated="7"/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24 &lt;-&gt; 34]</text:p>
          </table:table-cell>
          <table:table-cell office:value-type="float" office:value="10">
            <text:p>10</text:p>
          </table:table-cell>
          <table:table-cell office:value-type="float" office:value="6825">
            <text:p>6825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25 &lt;-&gt; 38]</text:p>
          </table:table-cell>
          <table:table-cell office:value-type="float" office:value="13">
            <text:p>13</text:p>
          </table:table-cell>
          <table:table-cell office:value-type="float" office:value="7175">
            <text:p>7175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6 &lt;-&gt; 32]</text:p>
          </table:table-cell>
          <table:table-cell office:value-type="float" office:value="26">
            <text:p>26</text:p>
          </table:table-cell>
          <table:table-cell office:value-type="float" office:value="2605">
            <text:p>2605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table:number-columns-repeated="7"/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2 &lt;-&gt; 18]</text:p>
          </table:table-cell>
          <table:table-cell office:value-type="float" office:value="16">
            <text:p>16</text:p>
          </table:table-cell>
          <table:table-cell office:value-type="float" office:value="5420">
            <text:p>5420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32 &lt;-&gt; 45]</text:p>
          </table:table-cell>
          <table:table-cell office:value-type="float" office:value="13">
            <text:p>13</text:p>
          </table:table-cell>
          <table:table-cell office:value-type="float" office:value="5893">
            <text:p>5893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40 &lt;-&gt; 44]</text:p>
          </table:table-cell>
          <table:table-cell office:value-type="float" office:value="4">
            <text:p>4</text:p>
          </table:table-cell>
          <table:table-cell office:value-type="float" office:value="2189">
            <text:p>2189</text:p>
          </table:table-cell>
          <table:table-cell office:value-type="string">
            <text:p>Stats:</text:p>
          </table:table-cell>
          <table:table-cell office:value-type="float" office:value="8">
            <text:p>8</text:p>
          </table:table-cell>
          <table:table-cell office:value-type="float" office:value="2296">
            <text:p>2296</text:p>
          </table:table-cell>
          <table:table-cell office:value-type="float" office:value="0.00347222">
            <text:p>0.00347222</text:p>
          </table:table-cell>
        </table:table-row>
        <table:table-row table:style-name="ro2">
          <table:table-cell table:number-columns-repeated="7"/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40 &lt;-&gt; 45]</text:p>
          </table:table-cell>
          <table:table-cell office:value-type="float" office:value="5">
            <text:p>5</text:p>
          </table:table-cell>
          <table:table-cell office:value-type="float" office:value="5313">
            <text:p>5313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5 &lt;-&gt; 46]</text:p>
          </table:table-cell>
          <table:table-cell office:value-type="float" office:value="41">
            <text:p>41</text:p>
          </table:table-cell>
          <table:table-cell office:value-type="float" office:value="4482">
            <text:p>4482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1 &lt;-&gt; 2]</text:p>
          </table:table-cell>
          <table:table-cell office:value-type="float" office:value="1">
            <text:p>1</text:p>
          </table:table-cell>
          <table:table-cell office:value-type="float" office:value="1847">
            <text:p>1847</text:p>
          </table:table-cell>
          <table:table-cell office:value-type="string">
            <text:p>Stats:</text:p>
          </table:table-cell>
          <table:table-cell office:value-type="float" office:value="9">
            <text:p>9</text:p>
          </table:table-cell>
          <table:table-cell office:value-type="float" office:value="2295">
            <text:p>2295</text:p>
          </table:table-cell>
          <table:table-cell office:value-type="float" office:value="0.00390625">
            <text:p>0.00390625</text:p>
          </table:table-cell>
        </table:table-row>
        <table:table-row table:style-name="ro2">
          <table:table-cell table:number-columns-repeated="7"/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12 &lt;-&gt; 40]</text:p>
          </table:table-cell>
          <table:table-cell office:value-type="float" office:value="28">
            <text:p>28</text:p>
          </table:table-cell>
          <table:table-cell office:value-type="float" office:value="4690">
            <text:p>46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32 &lt;-&gt; 8]</text:p>
          </table:table-cell>
          <table:table-cell office:value-type="float" office:value="24">
            <text:p>24</text:p>
          </table:table-cell>
          <table:table-cell office:value-type="float" office:value="4389">
            <text:p>4389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17 &lt;-&gt; 11]</text:p>
          </table:table-cell>
          <table:table-cell office:value-type="float" office:value="42">
            <text:p>42</text:p>
          </table:table-cell>
          <table:table-cell office:value-type="float" office:value="1719">
            <text:p>1719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</table:table-row>
        <table:table-row table:style-name="ro2">
          <table:table-cell table:number-columns-repeated="7"/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8 &lt;-&gt; 46]</text:p>
          </table:table-cell>
          <table:table-cell office:value-type="float" office:value="38">
            <text:p>38</text:p>
          </table:table-cell>
          <table:table-cell office:value-type="float" office:value="3362">
            <text:p>3362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28 &lt;-&gt; 20]</text:p>
          </table:table-cell>
          <table:table-cell office:value-type="float" office:value="40">
            <text:p>40</text:p>
          </table:table-cell>
          <table:table-cell office:value-type="float" office:value="3457">
            <text:p>3457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41 &lt;-&gt; 19]</text:p>
          </table:table-cell>
          <table:table-cell office:value-type="float" office:value="26">
            <text:p>26</text:p>
          </table:table-cell>
          <table:table-cell office:value-type="float" office:value="2111">
            <text:p>2111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table:number-columns-repeated="7"/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45 &lt;-&gt; 4]</text:p>
          </table:table-cell>
          <table:table-cell office:value-type="float" office:value="7">
            <text:p>7</text:p>
          </table:table-cell>
          <table:table-cell office:value-type="float" office:value="3710">
            <text:p>3710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43 &lt;-&gt; 25]</text:p>
          </table:table-cell>
          <table:table-cell office:value-type="float" office:value="30">
            <text:p>30</text:p>
          </table:table-cell>
          <table:table-cell office:value-type="float" office:value="3727">
            <text:p>3727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7 &lt;-&gt; 15]</text:p>
          </table:table-cell>
          <table:table-cell office:value-type="float" office:value="8">
            <text:p>8</text:p>
          </table:table-cell>
          <table:table-cell office:value-type="float" office:value="2077">
            <text:p>2077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table:number-columns-repeated="7"/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23 &lt;-&gt; 39]</text:p>
          </table:table-cell>
          <table:table-cell office:value-type="float" office:value="16">
            <text:p>16</text:p>
          </table:table-cell>
          <table:table-cell office:value-type="float" office:value="2729">
            <text:p>2729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25 &lt;-&gt; 40]</text:p>
          </table:table-cell>
          <table:table-cell office:value-type="float" office:value="15">
            <text:p>15</text:p>
          </table:table-cell>
          <table:table-cell office:value-type="float" office:value="3309">
            <text:p>3309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23 &lt;-&gt; 41]</text:p>
          </table:table-cell>
          <table:table-cell office:value-type="float" office:value="18">
            <text:p>18</text:p>
          </table:table-cell>
          <table:table-cell office:value-type="float" office:value="1982">
            <text:p>1982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table:number-columns-repeated="7"/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24 &lt;-&gt; 3]</text:p>
          </table:table-cell>
          <table:table-cell office:value-type="float" office:value="27">
            <text:p>27</text:p>
          </table:table-cell>
          <table:table-cell office:value-type="float" office:value="3007">
            <text:p>3007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2774">
            <text:p>2774</text:p>
          </table:table-cell>
          <table:table-cell office:value-type="string">
            <text:p>Stats:</text:p>
          </table:table-cell>
          <table:table-cell office:value-type="float" office:value="8">
            <text:p>8</text:p>
          </table:table-cell>
          <table:table-cell office:value-type="float" office:value="2296">
            <text:p>2296</text:p>
          </table:table-cell>
          <table:table-cell office:value-type="float" office:value="0.00347222">
            <text:p>0.00347222</text:p>
          </table:table-cell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2 &lt;-&gt; 46]</text:p>
          </table:table-cell>
          <table:table-cell office:value-type="float" office:value="44">
            <text:p>44</text:p>
          </table:table-cell>
          <table:table-cell office:value-type="float" office:value="1975">
            <text:p>1975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table:number-columns-repeated="7"/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10 &lt;-&gt; 18]</text:p>
          </table:table-cell>
          <table:table-cell office:value-type="float" office:value="8">
            <text:p>8</text:p>
          </table:table-cell>
          <table:table-cell office:value-type="float" office:value="2664">
            <text:p>2664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35 &lt;-&gt; 37]</text:p>
          </table:table-cell>
          <table:table-cell office:value-type="float" office:value="2">
            <text:p>2</text:p>
          </table:table-cell>
          <table:table-cell office:value-type="float" office:value="2556">
            <text:p>2556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32 &lt;-&gt; 33]</text:p>
          </table:table-cell>
          <table:table-cell office:value-type="float" office:value="1">
            <text:p>1</text:p>
          </table:table-cell>
          <table:table-cell office:value-type="float" office:value="1823">
            <text:p>1823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table:number-columns-repeated="7"/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37 &lt;-&gt; 26]</text:p>
          </table:table-cell>
          <table:table-cell office:value-type="float" office:value="37">
            <text:p>37</text:p>
          </table:table-cell>
          <table:table-cell office:value-type="float" office:value="2040">
            <text:p>2040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2725">
            <text:p>2725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36 &lt;-&gt; 40]</text:p>
          </table:table-cell>
          <table:table-cell office:value-type="float" office:value="4">
            <text:p>4</text:p>
          </table:table-cell>
          <table:table-cell office:value-type="float" office:value="980">
            <text:p>980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</table:table-row>
        <table:table-row table:style-name="ro2">
          <table:table-cell table:number-columns-repeated="7"/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38 &lt;-&gt; 40]</text:p>
          </table:table-cell>
          <table:table-cell office:value-type="float" office:value="2">
            <text:p>2</text:p>
          </table:table-cell>
          <table:table-cell office:value-type="float" office:value="1650">
            <text:p>1650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17 &lt;-&gt; 26]</text:p>
          </table:table-cell>
          <table:table-cell office:value-type="float" office:value="9">
            <text:p>9</text:p>
          </table:table-cell>
          <table:table-cell office:value-type="float" office:value="2311">
            <text:p>2311</text:p>
          </table:table-cell>
          <table:table-cell office:value-type="string">
            <text:p>Stats:</text:p>
          </table:table-cell>
          <table:table-cell office:value-type="float" office:value="10">
            <text:p>10</text:p>
          </table:table-cell>
          <table:table-cell office:value-type="float" office:value="2294">
            <text:p>2294</text:p>
          </table:table-cell>
          <table:table-cell office:value-type="float" office:value="0.00434028">
            <text:p>0.00434028</text:p>
          </table:table-cell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39 &lt;-&gt; 36]</text:p>
          </table:table-cell>
          <table:table-cell office:value-type="float" office:value="45">
            <text:p>45</text:p>
          </table:table-cell>
          <table:table-cell office:value-type="float" office:value="832">
            <text:p>832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</table:table-row>
        <table:table-row table:style-name="ro2">
          <table:table-cell table:number-columns-repeated="7"/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16 &lt;-&gt; 46]</text:p>
          </table:table-cell>
          <table:table-cell office:value-type="float" office:value="30">
            <text:p>30</text:p>
          </table:table-cell>
          <table:table-cell office:value-type="float" office:value="1440">
            <text:p>1440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12 &lt;-&gt; 25]</text:p>
          </table:table-cell>
          <table:table-cell office:value-type="float" office:value="13">
            <text:p>13</text:p>
          </table:table-cell>
          <table:table-cell office:value-type="float" office:value="2362">
            <text:p>2362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20 &lt;-&gt; 22]</text:p>
          </table:table-cell>
          <table:table-cell office:value-type="float" office:value="2">
            <text:p>2</text:p>
          </table:table-cell>
          <table:table-cell office:value-type="float" office:value="1273">
            <text:p>1273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table:number-columns-repeated="7"/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19 &lt;-&gt; 10]</text:p>
          </table:table-cell>
          <table:table-cell office:value-type="float" office:value="39">
            <text:p>39</text:p>
          </table:table-cell>
          <table:table-cell office:value-type="float" office:value="2166">
            <text:p>2166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18 &lt;-&gt; 24]</text:p>
          </table:table-cell>
          <table:table-cell office:value-type="float" office:value="6">
            <text:p>6</text:p>
          </table:table-cell>
          <table:table-cell office:value-type="float" office:value="2464">
            <text:p>2464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4 &lt;-&gt; 16]</text:p>
          </table:table-cell>
          <table:table-cell office:value-type="float" office:value="12">
            <text:p>12</text:p>
          </table:table-cell>
          <table:table-cell office:value-type="float" office:value="896">
            <text:p>896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table:number-columns-repeated="7"/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7 &lt;-&gt; 46]</text:p>
          </table:table-cell>
          <table:table-cell office:value-type="float" office:value="39">
            <text:p>39</text:p>
          </table:table-cell>
          <table:table-cell office:value-type="float" office:value="1725">
            <text:p>1725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5 &lt;-&gt; 6]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38 &lt;-&gt; 40]</text:p>
          </table:table-cell>
          <table:table-cell office:value-type="float" office:value="2">
            <text:p>2</text:p>
          </table:table-cell>
          <table:table-cell office:value-type="float" office:value="715">
            <text:p>715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table:number-columns-repeated="7"/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12 &lt;-&gt; 15]</text:p>
          </table:table-cell>
          <table:table-cell office:value-type="float" office:value="3">
            <text:p>3</text:p>
          </table:table-cell>
          <table:table-cell office:value-type="float" office:value="1400">
            <text:p>1400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18 &lt;-&gt; 27]</text:p>
          </table:table-cell>
          <table:table-cell office:value-type="float" office:value="9">
            <text:p>9</text:p>
          </table:table-cell>
          <table:table-cell office:value-type="float" office:value="1650">
            <text:p>1650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40 &lt;-&gt; 35]</text:p>
          </table:table-cell>
          <table:table-cell office:value-type="float" office:value="43">
            <text:p>43</text:p>
          </table:table-cell>
          <table:table-cell office:value-type="float" office:value="769">
            <text:p>769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table:number-columns-repeated="7"/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13 &lt;-&gt; 17]</text:p>
          </table:table-cell>
          <table:table-cell office:value-type="float" office:value="4">
            <text:p>4</text:p>
          </table:table-cell>
          <table:table-cell office:value-type="float" office:value="1331">
            <text:p>1331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15 &lt;-&gt; 16]</text:p>
          </table:table-cell>
          <table:table-cell office:value-type="float" office:value="1">
            <text:p>1</text:p>
          </table:table-cell>
          <table:table-cell office:value-type="float" office:value="1645">
            <text:p>1645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24 &lt;-&gt; 12]</text:p>
          </table:table-cell>
          <table:table-cell office:value-type="float" office:value="36">
            <text:p>36</text:p>
          </table:table-cell>
          <table:table-cell office:value-type="float" office:value="744">
            <text:p>744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table:number-columns-repeated="7"/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26 &lt;-&gt; 32]</text:p>
          </table:table-cell>
          <table:table-cell office:value-type="float" office:value="6">
            <text:p>6</text:p>
          </table:table-cell>
          <table:table-cell office:value-type="float" office:value="1034">
            <text:p>1034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36 &lt;-&gt; 40]</text:p>
          </table:table-cell>
          <table:table-cell office:value-type="float" office:value="4">
            <text:p>4</text:p>
          </table:table-cell>
          <table:table-cell office:value-type="float" office:value="1524">
            <text:p>1524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27 &lt;-&gt; 11]</text:p>
          </table:table-cell>
          <table:table-cell office:value-type="float" office:value="32">
            <text:p>32</text:p>
          </table:table-cell>
          <table:table-cell office:value-type="float" office:value="708">
            <text:p>708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table:number-columns-repeated="7"/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0 &lt;-&gt; 21]</text:p>
          </table:table-cell>
          <table:table-cell office:value-type="float" office:value="21">
            <text:p>21</text:p>
          </table:table-cell>
          <table:table-cell office:value-type="float" office:value="852">
            <text:p>852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33 &lt;-&gt; 26]</text:p>
          </table:table-cell>
          <table:table-cell office:value-type="float" office:value="41">
            <text:p>41</text:p>
          </table:table-cell>
          <table:table-cell office:value-type="float" office:value="1388">
            <text:p>1388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27 &lt;-&gt; 8]</text:p>
          </table:table-cell>
          <table:table-cell office:value-type="float" office:value="29">
            <text:p>29</text:p>
          </table:table-cell>
          <table:table-cell office:value-type="float" office:value="847">
            <text:p>847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</table:table-row>
        <table:table-row table:style-name="ro2">
          <table:table-cell table:number-columns-repeated="7"/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18 &lt;-&gt; 40]</text:p>
          </table:table-cell>
          <table:table-cell office:value-type="float" office:value="22">
            <text:p>22</text:p>
          </table:table-cell>
          <table:table-cell office:value-type="float" office:value="958">
            <text:p>958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12 &lt;-&gt; 14]</text:p>
          </table:table-cell>
          <table:table-cell office:value-type="float" office:value="2">
            <text:p>2</text:p>
          </table:table-cell>
          <table:table-cell office:value-type="float" office:value="1443">
            <text:p>1443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8 &lt;-&gt; 10]</text:p>
          </table:table-cell>
          <table:table-cell office:value-type="float" office:value="2">
            <text:p>2</text:p>
          </table:table-cell>
          <table:table-cell office:value-type="float" office:value="682">
            <text:p>682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table:number-columns-repeated="7"/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20 &lt;-&gt; 41]</text:p>
          </table:table-cell>
          <table:table-cell office:value-type="float" office:value="21">
            <text:p>21</text:p>
          </table:table-cell>
          <table:table-cell office:value-type="float" office:value="1232">
            <text:p>1232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35 &lt;-&gt; 9]</text:p>
          </table:table-cell>
          <table:table-cell office:value-type="float" office:value="22">
            <text:p>22</text:p>
          </table:table-cell>
          <table:table-cell office:value-type="float" office:value="1031">
            <text:p>1031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44 &lt;-&gt; 41]</text:p>
          </table:table-cell>
          <table:table-cell office:value-type="float" office:value="45">
            <text:p>45</text:p>
          </table:table-cell>
          <table:table-cell office:value-type="float" office:value="587">
            <text:p>587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table:number-columns-repeated="7"/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34 &lt;-&gt; 36]</text:p>
          </table:table-cell>
          <table:table-cell office:value-type="float" office:value="2">
            <text:p>2</text:p>
          </table:table-cell>
          <table:table-cell office:value-type="float" office:value="755">
            <text:p>755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18 &lt;-&gt; 19]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21 &lt;-&gt; 22]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table:number-columns-repeated="7"/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44 &lt;-&gt; 24]</text:p>
          </table:table-cell>
          <table:table-cell office:value-type="float" office:value="28">
            <text:p>28</text:p>
          </table:table-cell>
          <table:table-cell office:value-type="float" office:value="751">
            <text:p>751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14 &lt;-&gt; 16]</text:p>
          </table:table-cell>
          <table:table-cell office:value-type="float" office:value="2">
            <text:p>2</text:p>
          </table:table-cell>
          <table:table-cell office:value-type="float" office:value="717">
            <text:p>717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1 &lt;-&gt; 3]</text:p>
          </table:table-cell>
          <table:table-cell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table:number-columns-repeated="7"/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20 &lt;-&gt; 4]</text:p>
          </table:table-cell>
          <table:table-cell office:value-type="float" office:value="32">
            <text:p>32</text:p>
          </table:table-cell>
          <table:table-cell office:value-type="float" office:value="691">
            <text:p>691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35 &lt;-&gt; 5]</text:p>
          </table:table-cell>
          <table:table-cell office:value-type="float" office:value="18">
            <text:p>18</text:p>
          </table:table-cell>
          <table:table-cell office:value-type="float" office:value="607">
            <text:p>607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32 &lt;-&gt; 33]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table:number-columns-repeated="7"/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21 &lt;-&gt; 4]</text:p>
          </table:table-cell>
          <table:table-cell office:value-type="float" office:value="31">
            <text:p>31</text:p>
          </table:table-cell>
          <table:table-cell office:value-type="float" office:value="724">
            <text:p>724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40 &lt;-&gt; 34]</text:p>
          </table:table-cell>
          <table:table-cell office:value-type="float" office:value="42">
            <text:p>42</text:p>
          </table:table-cell>
          <table:table-cell office:value-type="float" office:value="1030">
            <text:p>1030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45 &lt;-&gt; 5]</text:p>
          </table:table-cell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table:number-columns-repeated="7"/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30 &lt;-&gt; 34]</text:p>
          </table:table-cell>
          <table:table-cell office:value-type="float" office:value="4">
            <text:p>4</text:p>
          </table:table-cell>
          <table:table-cell office:value-type="float" office:value="686">
            <text:p>6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15 &lt;-&gt; 43]</text:p>
          </table:table-cell>
          <table:table-cell office:value-type="float" office:value="28">
            <text:p>28</text:p>
          </table:table-cell>
          <table:table-cell office:value-type="float" office:value="1162">
            <text:p>1162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36 &lt;-&gt; 2]</text:p>
          </table:table-cell>
          <table:table-cell office:value-type="float" office:value="14">
            <text:p>14</text:p>
          </table:table-cell>
          <table:table-cell office:value-type="float" office:value="1346">
            <text:p>1346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table:number-columns-repeated="7"/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2 &lt;-&gt; 46]</text:p>
          </table:table-cell>
          <table:table-cell office:value-type="float" office:value="44">
            <text:p>44</text:p>
          </table:table-cell>
          <table:table-cell office:value-type="float" office:value="593">
            <text:p>593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1452">
            <text:p>1452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41 &lt;-&gt; 5]</text:p>
          </table:table-cell>
          <table:table-cell office:value-type="float" office:value="12">
            <text:p>12</text:p>
          </table:table-cell>
          <table:table-cell office:value-type="float" office:value="377">
            <text:p>377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table:number-columns-repeated="7"/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38 &lt;-&gt; 39]</text:p>
          </table:table-cell>
          <table:table-cell office:value-type="float" office:value="1">
            <text:p>1</text:p>
          </table:table-cell>
          <table:table-cell office:value-type="float" office:value="1474">
            <text:p>1474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19 &lt;-&gt; 21]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14 &lt;-&gt; 22]</text:p>
          </table:table-cell>
          <table:table-cell office:value-type="float" office:value="8">
            <text:p>8</text:p>
          </table:table-cell>
          <table:table-cell office:value-type="float" office:value="248">
            <text:p>24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table:number-columns-repeated="7"/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47 &lt;-&gt; 0]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31 &lt;-&gt; 33]</text:p>
          </table:table-cell>
          <table:table-cell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29 &lt;-&gt; 31]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table:number-columns-repeated="7"/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41 &lt;-&gt; 38]</text:p>
          </table:table-cell>
          <table:table-cell office:value-type="float" office:value="45">
            <text:p>45</text:p>
          </table:table-cell>
          <table:table-cell office:value-type="float" office:value="554">
            <text:p>554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33 &lt;-&gt; 28]</text:p>
          </table:table-cell>
          <table:table-cell office:value-type="float" office:value="43">
            <text:p>43</text:p>
          </table:table-cell>
          <table:table-cell office:value-type="float" office:value="238">
            <text:p>238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28 &lt;-&gt; 30]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table:number-columns-repeated="7"/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9 &lt;-&gt; 23]</text:p>
          </table:table-cell>
          <table:table-cell office:value-type="float" office:value="14">
            <text:p>14</text:p>
          </table:table-cell>
          <table:table-cell office:value-type="float" office:value="448">
            <text:p>44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19 &lt;-&gt; 20]</text:p>
          </table:table-cell>
          <table:table-cell office:value-type="float" office:value="1">
            <text:p>1</text:p>
          </table:table-cell>
          <table:table-cell office:value-type="float" office:value="1147">
            <text:p>11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30 &lt;-&gt; 26]</text:p>
          </table:table-cell>
          <table:table-cell office:value-type="float" office:value="44">
            <text:p>44</text:p>
          </table:table-cell>
          <table:table-cell office:value-type="float" office:value="269">
            <text:p>269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table:number-columns-repeated="7"/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24 &lt;-&gt; 9]</text:p>
          </table:table-cell>
          <table:table-cell office:value-type="float" office:value="33">
            <text:p>33</text:p>
          </table:table-cell>
          <table:table-cell office:value-type="float" office:value="1131">
            <text:p>1131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12 &lt;-&gt; 2]</text:p>
          </table:table-cell>
          <table:table-cell office:value-type="float" office:value="38">
            <text:p>38</text:p>
          </table:table-cell>
          <table:table-cell office:value-type="float" office:value="515">
            <text:p>515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46 &lt;-&gt; 47]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table:number-columns-repeated="7"/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15 &lt;-&gt; 21]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11 &lt;-&gt; 12]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42 &lt;-&gt; 39]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table:number-columns-repeated="7"/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44 &lt;-&gt; 31]</text:p>
          </table:table-cell>
          <table:table-cell office:value-type="float" office:value="35">
            <text:p>35</text:p>
          </table:table-cell>
          <table:table-cell office:value-type="float" office:value="114">
            <text:p>11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3 &lt;-&gt; 10]</text:p>
          </table:table-cell>
          <table:table-cell office:value-type="float" office:value="7">
            <text:p>7</text:p>
          </table:table-cell>
          <table:table-cell office:value-type="float" office:value="514">
            <text:p>514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39 &lt;-&gt; 45]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table:number-columns-repeated="7"/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32 &lt;-&gt; 40]</text:p>
          </table:table-cell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6 &lt;-&gt; 2]</text:p>
          </table:table-cell>
          <table:table-cell office:value-type="float" office:value="44">
            <text:p>44</text:p>
          </table:table-cell>
          <table:table-cell office:value-type="float" office:value="545">
            <text:p>545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47">
            <text:p>4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string">
            <text:p>Action:</text:p>
          </table:table-cell>
          <table:table-cell office:value-type="string">
            <text:p>[45 &lt;-&gt; 41]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table:number-columns-repeated="7"/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30 &lt;-&gt; 31]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20 &lt;-&gt; 32]</text:p>
          </table:table-cell>
          <table:table-cell office:value-type="float" office:value="12">
            <text:p>12</text:p>
          </table:table-cell>
          <table:table-cell office:value-type="float" office:value="443">
            <text:p>443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48">
            <text:p>4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string">
            <text:p>Action:</text:p>
          </table:table-cell>
          <table:table-cell office:value-type="string">
            <text:p>[42 &lt;-&gt; 45]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table:number-columns-repeated="7"/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8 &lt;-&gt; 11]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6 &lt;-&gt; 8]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49">
            <text:p>4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string">
            <text:p>Action:</text:p>
          </table:table-cell>
          <table:table-cell office:value-type="string">
            <text:p>[47 &lt;-&gt; 40]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table:number-columns-repeated="7"/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8 &lt;-&gt; 9]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5 &lt;-&gt; 8]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50">
            <text:p>5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string">
            <text:p>Action:</text:p>
          </table:table-cell>
          <table:table-cell office:value-type="string">
            <text:p>[47 &lt;-&gt; 40]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7"/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47 &lt;-&gt; 0]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14 &lt;-&gt; 15]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table:number-columns-repeated="14"/>
        </table:table-row>
        <table:table-row table:style-name="ro2">
          <table:table-cell table:number-columns-repeated="7"/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8 &lt;-&gt; 12]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32 &lt;-&gt; 20]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table:number-columns-repeated="14"/>
        </table:table-row>
        <table:table-row table:style-name="ro2">
          <table:table-cell table:number-columns-repeated="7"/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7 &lt;-&gt; 12]</text:p>
          </table:table-cell>
          <table:table-cell office:value-type="float" office:value="5">
            <text:p>5</text:p>
          </table:table-cell>
          <table:table-cell office:value-type="float" office:value="334">
            <text:p>334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22 &lt;-&gt; 31]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table:number-columns-repeated="14"/>
        </table:table-row>
        <table:table-row table:style-name="ro2">
          <table:table-cell table:number-columns-repeated="7"/>
          <table:table-cell office:value-type="float" office:value="47">
            <text:p>4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string">
            <text:p>Action:</text:p>
          </table:table-cell>
          <table:table-cell office:value-type="string">
            <text:p>[38 &lt;-&gt; 39]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23 &lt;-&gt; 28]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table:number-columns-repeated="14"/>
        </table:table-row>
        <table:table-row table:style-name="ro2">
          <table:table-cell table:number-columns-repeated="7"/>
          <table:table-cell office:value-type="float" office:value="48">
            <text:p>4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Action:</text:p>
          </table:table-cell>
          <table:table-cell office:value-type="string">
            <text:p>[38 &lt;-&gt; 39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23 &lt;-&gt; 28]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 table:number-rows-repeated="1048383">
          <table:table-cell table:number-columns-repeated="49"/>
        </table:table-row>
        <table:table-row table:style-name="ro2">
          <table:table-cell table:number-columns-repeated="4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4-06-24T10:01:40</meta:creation-date>
    <dc:date>2014-06-24T10:37:02</dc:date>
    <dc:creator>Compte etudiant</dc:creator>
    <meta:editing-duration>PT34M43S</meta:editing-duration>
    <meta:editing-cycles>5</meta:editing-cycles>
    <meta:generator>LibreOffice/3.5$Linux_x86 LibreOffice_project/350m1$Build-2</meta:generator>
    <meta:document-statistic meta:table-count="3" meta:cell-count="7993" meta:object-count="0"/>
  </office:meta>
</office:document-meta>
</file>